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eeeeee" style:text-align-source="fix" style:repeat-content="false" fo:border="1.25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/>
      <table:table table:name="test-mult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6" table:number-columns-repeated="1014" table:default-cell-style-name="ce1"/>
        <table:table-row table:style-name="ro1" table:number-rows-repeated="9">
          <table:table-cell table:number-columns-repeated="1024"/>
        </table:table-row>
        <table:table-row table:style-name="ro2">
          <table:table-cell table:number-columns-repeated="8"/>
          <table:table-cell table:style-name="ce5" office:value-type="string" calcext:value-type="string">
            <text:p>Matrice de confusion globale sans bruits ajouté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3" office:value-type="float" office:value="87.5" calcext:value-type="float">
            <text:p>87.5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2.5" calcext:value-type="float">
            <text:p>12.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92.3125" calcext:value-type="float">
            <text:p>92.312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7.69140625" calcext:value-type="float">
            <text:p>7.6914062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70.625" calcext:value-type="float">
            <text:p>70.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.421875" calcext:value-type="float">
            <text:p>29.42187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.25" calcext:value-type="float">
            <text:p>6.2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93.75" calcext:value-type="float">
            <text:p>93.7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float" office:value="8" calcext:value-type="float">
            <text:p>8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.69140625" calcext:value-type="float">
            <text:p>7.69140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.69140625" calcext:value-type="float">
            <text:p>7.6914062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.69140625" calcext:value-type="float">
            <text:p>7.69140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.69140625" calcext:value-type="float">
            <text:p>7.69140625</text:p>
          </table:table-cell>
          <table:table-cell table:style-name="ce3" office:value-type="float" office:value="69.25" calcext:value-type="float">
            <text:p>69.2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9"/>
          <table:table-cell table:style-name="ce5" office:value-type="string" calcext:value-type="string">
            <text:p>Matrice de confusion détaillée sur des différentes résolutions (base de données sans bruits ajoutés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Digit 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2x2</text:p>
          </table:table-cell>
          <table:table-cell table:number-columns-repeated="2" table:style-name="ce3" office:value-type="float" office:value="37.5" calcext:value-type="float">
            <text:p>37.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3x2</text:p>
          </table:table-cell>
          <table:table-cell table:style-name="ce3" office:value-type="float" office:value="12.5" calcext:value-type="float">
            <text:p>12.5</text:p>
          </table:table-cell>
          <table:table-cell table:style-name="ce3" office:value-type="float" office:value="37.5" calcext:value-type="float">
            <text:p>37.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.5" calcext:value-type="float">
            <text:p>12.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7.5" calcext:value-type="float">
            <text:p>37.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3x3</text:p>
          </table:table-cell>
          <table:table-cell table:style-name="ce3" office:value-type="float" office:value="31.25" calcext:value-type="float">
            <text:p>31.25</text:p>
          </table:table-cell>
          <table:table-cell table:style-name="ce3" office:value-type="float" office:value="6.25" calcext:value-type="float">
            <text:p>6.2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2.5" calcext:value-type="float">
            <text:p>12.5</text:p>
          </table:table-cell>
          <table:table-cell table:style-name="ce3" office:value-type="float" office:value="18.75" calcext:value-type="float">
            <text:p>18.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.25" calcext:value-type="float">
            <text:p>6.2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4x3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4x4</text:p>
          </table:table-cell>
          <table:table-cell table:style-name="ce3" office:value-type="float" office:value="37.5" calcext:value-type="float">
            <text:p>37.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0.8333333333333" calcext:value-type="float">
            <text:p>20.83333333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.33333333333333" calcext:value-type="float">
            <text:p>8.33333333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.3333333333333" calcext:value-type="float">
            <text:p>33.33333333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5x2</text:p>
          </table:table-cell>
          <table:table-cell table:style-name="ce3" office:value-type="float" office:value="16.6666666666667" calcext:value-type="float">
            <text:p>16.6666666667</text:p>
          </table:table-cell>
          <table:table-cell table:style-name="ce3" office:value-type="float" office:value="8.33333333333333" calcext:value-type="float">
            <text:p>8.333333333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2.5" calcext:value-type="float">
            <text:p>12.5</text:p>
          </table:table-cell>
          <table:table-cell table:style-name="ce3" office:value-type="float" office:value="16.6666666666667" calcext:value-type="float">
            <text:p>16.6666666667</text:p>
          </table:table-cell>
          <table:table-cell table:style-name="ce3" office:value-type="float" office:value="4.16666666666667" calcext:value-type="float">
            <text:p>4.166666666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.6666666666667" calcext:value-type="float">
            <text:p>16.6666666667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5x4</text:p>
          </table:table-cell>
          <table:table-cell table:style-name="ce3" office:value-type="float" office:value="54.1666666666667" calcext:value-type="float">
            <text:p>54.166666666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.16666666666667" calcext:value-type="float">
            <text:p>4.1666666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.33333333333333" calcext:value-type="float">
            <text:p>8.33333333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.1666666666667" calcext:value-type="float">
            <text:p>29.166666666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5x5</text:p>
          </table:table-cell>
          <table:table-cell table:style-name="ce3" office:value-type="float" office:value="76.5625" calcext:value-type="float">
            <text:p>76.562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1.71875" calcext:value-type="float">
            <text:p>11.718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.71875" calcext:value-type="float">
            <text:p>11.7187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3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8.75" calcext:value-type="float">
            <text:p>18.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.25" calcext:value-type="float">
            <text:p>6.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4</text:p>
          </table:table-cell>
          <table:table-cell table:style-name="ce3" office:value-type="float" office:value="62.5" calcext:value-type="float">
            <text:p>62.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2.5" calcext:value-type="float">
            <text:p>12.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.5" calcext:value-type="float">
            <text:p>12.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.5" calcext:value-type="float">
            <text:p>12.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5</text:p>
          </table:table-cell>
          <table:table-cell table:style-name="ce3" office:value-type="float" office:value="71.875" calcext:value-type="float">
            <text:p>71.87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7.8125" calcext:value-type="float">
            <text:p>7.812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7.8125" calcext:value-type="float">
            <text:p>7.8125</text:p>
          </table:table-cell>
          <table:table-cell table:style-name="ce3" office:value-type="float" office:value="12.5" calcext:value-type="float">
            <text:p>12.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6</text:p>
          </table:table-cell>
          <table:table-cell table:style-name="ce3" office:value-type="float" office:value="59.375" calcext:value-type="float">
            <text:p>59.37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1.875" calcext:value-type="float">
            <text:p>21.87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9.375" calcext:value-type="float">
            <text:p>9.37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7x7</text:p>
          </table:table-cell>
          <table:table-cell table:style-name="ce3" office:value-type="float" office:value="79.4642857142857" calcext:value-type="float">
            <text:p>79.464285714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2.5" calcext:value-type="float">
            <text:p>12.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.03571428571429" calcext:value-type="float">
            <text:p>8.035714285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3</text:p>
          </table:table-cell>
          <table:table-cell table:style-name="ce3" office:value-type="float" office:value="87.5" calcext:value-type="float">
            <text:p>87.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2.5" calcext:value-type="float">
            <text:p>12.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4</text:p>
          </table:table-cell>
          <table:table-cell table:style-name="ce3" office:value-type="float" office:value="37.5" calcext:value-type="float">
            <text:p>37.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8.75" calcext:value-type="float">
            <text:p>18.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.5" calcext:value-type="float">
            <text:p>12.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.75" calcext:value-type="float">
            <text:p>18.75</text:p>
          </table:table-cell>
          <table:table-cell table:style-name="ce3" office:value-type="float" office:value="12.5" calcext:value-type="float">
            <text:p>12.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5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6</text:p>
          </table:table-cell>
          <table:table-cell table:style-name="ce3" office:value-type="float" office:value="69.6428571428572" calcext:value-type="float">
            <text:p>69.642857142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.35714285714286" calcext:value-type="float">
            <text:p>5.3571428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.5" calcext:value-type="float">
            <text:p>12.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.5" calcext:value-type="float">
            <text:p>12.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8</text:p>
          </table:table-cell>
          <table:table-cell table:style-name="ce3" office:value-type="float" office:value="87.5" calcext:value-type="float">
            <text:p>87.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7.06521739130435" calcext:value-type="float">
            <text:p>7.06521739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.43478260869565" calcext:value-type="float">
            <text:p>5.434782608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9x6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2.5" calcext:value-type="float">
            <text:p>12.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.5" calcext:value-type="float">
            <text:p>12.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9x7</text:p>
          </table:table-cell>
          <table:table-cell table:style-name="ce3" office:value-type="float" office:value="84.7826086956522" calcext:value-type="float">
            <text:p>84.782608695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7.60869565217391" calcext:value-type="float">
            <text:p>7.60869565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.60869565217391" calcext:value-type="float">
            <text:p>7.60869565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9x9</text:p>
          </table:table-cell>
          <table:table-cell table:style-name="ce3" office:value-type="float" office:value="87.5" calcext:value-type="float">
            <text:p>87.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2.5" calcext:value-type="float">
            <text:p>12.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0x4</text:p>
          </table:table-cell>
          <table:table-cell table:style-name="ce3" office:value-type="float" office:value="12.5" calcext:value-type="float">
            <text:p>12.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.5" calcext:value-type="float">
            <text:p>12.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0x5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0x8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2.5" calcext:value-type="float">
            <text:p>12.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.5" calcext:value-type="float">
            <text:p>12.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0x10</text:p>
          </table:table-cell>
          <table:table-cell table:style-name="ce3" office:value-type="float" office:value="87.5" calcext:value-type="float">
            <text:p>87.5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2.5" calcext:value-type="float">
            <text:p>12.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1x7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Digit 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2x2</text:p>
          </table:table-cell>
          <table:table-cell table:style-name="ce4" office:value-type="float" office:value="29.4117647058824" calcext:value-type="float">
            <text:p>29.4117647059</text:p>
          </table:table-cell>
          <table:table-cell table:style-name="ce4" office:value-type="float" office:value="47.0588235294118" calcext:value-type="float">
            <text:p>47.058823529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3.5294117647059" calcext:value-type="float">
            <text:p>23.5294117647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3x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4.1176470588235" calcext:value-type="float">
            <text:p>94.117647058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5.88235294117647" calcext:value-type="float">
            <text:p>5.8823529412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3x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4.1176470588235" calcext:value-type="float">
            <text:p>94.117647058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.94117647058823" calcext:value-type="float">
            <text:p>2.941176470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4x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4x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8.0392156862745" calcext:value-type="float">
            <text:p>98.0392156863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1.96078431372549" calcext:value-type="float">
            <text:p>1.960784313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5x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1.3725490196078" calcext:value-type="float">
            <text:p>31.372549019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.7647058823529" calcext:value-type="float">
            <text:p>11.76470588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.88235294117647" calcext:value-type="float">
            <text:p>5.8823529412</text:p>
          </table:table-cell>
          <table:table-cell table:style-name="ce4" office:value-type="float" office:value="3.92156862745098" calcext:value-type="float">
            <text:p>3.921568627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92156862745098" calcext:value-type="float">
            <text:p>3.9215686275</text:p>
          </table:table-cell>
          <table:table-cell table:style-name="ce4" office:value-type="float" office:value="43.1372549019608" calcext:value-type="float">
            <text:p>43.137254902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5x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4.1176470588235" calcext:value-type="float">
            <text:p>94.117647058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.96078431372549" calcext:value-type="float">
            <text:p>1.960784313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3.92156862745098" calcext:value-type="float">
            <text:p>3.921568627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5x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4.4852941176471" calcext:value-type="float">
            <text:p>94.4852941176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5.51470588235294" calcext:value-type="float">
            <text:p>5.514705882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7.0588235294118" calcext:value-type="float">
            <text:p>97.0588235294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2.94117647058823" calcext:value-type="float">
            <text:p>2.941176470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4.1176470588235" calcext:value-type="float">
            <text:p>94.1176470588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5.88235294117647" calcext:value-type="float">
            <text:p>5.882352941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6.3235294117647" calcext:value-type="float">
            <text:p>96.3235294118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3.67647058823529" calcext:value-type="float">
            <text:p>3.676470588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8.5294117647059" calcext:value-type="float">
            <text:p>98.5294117647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.47058823529412" calcext:value-type="float">
            <text:p>1.470588235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7x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4.1176470588235" calcext:value-type="float">
            <text:p>94.1176470588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5.88235294117647" calcext:value-type="float">
            <text:p>5.882352941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4.1176470588235" calcext:value-type="float">
            <text:p>94.1176470588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5.88235294117647" calcext:value-type="float">
            <text:p>5.882352941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9x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9x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9x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0x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4.1176470588235" calcext:value-type="float">
            <text:p>94.1176470588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5.88235294117647" calcext:value-type="float">
            <text:p>5.882352941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0x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0x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0x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1x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Digit 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2x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3.3333333333333" calcext:value-type="float">
            <text:p>33.3333333333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66.6666666666667" calcext:value-type="float">
            <text:p>66.666666666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3x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.55555555555556" calcext:value-type="float">
            <text:p>5.5555555556</text:p>
          </table:table-cell>
          <table:table-cell table:style-name="ce4" office:value-type="float" office:value="44.4444444444444" calcext:value-type="float">
            <text:p>44.4444444444</text:p>
          </table:table-cell>
          <table:table-cell table:style-name="ce4" office:value-type="float" office:value="22.2222222222222" calcext:value-type="float">
            <text:p>22.222222222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2.2222222222222" calcext:value-type="float">
            <text:p>22.2222222222</text:p>
          </table:table-cell>
          <table:table-cell table:style-name="ce4" office:value-type="float" office:value="5.55555555555556" calcext:value-type="float">
            <text:p>5.555555555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3x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2.2222222222222" calcext:value-type="float">
            <text:p>22.2222222222</text:p>
          </table:table-cell>
          <table:table-cell table:style-name="ce4" office:value-type="float" office:value="36.1111111111111" calcext:value-type="float">
            <text:p>36.1111111111</text:p>
          </table:table-cell>
          <table:table-cell table:style-name="ce4" office:value-type="float" office:value="8.33333333333333" calcext:value-type="float">
            <text:p>8.333333333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.77777777777778" calcext:value-type="float">
            <text:p>2.777777777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.5555555555556" calcext:value-type="float">
            <text:p>30.555555555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4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83.3333333333333" calcext:value-type="float">
            <text:p>83.3333333333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6.6666666666667" calcext:value-type="float">
            <text:p>16.666666666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4x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88.8888888888889" calcext:value-type="float">
            <text:p>88.8888888889</text:p>
          </table:table-cell>
          <table:table-cell table:style-name="ce4" office:value-type="float" office:value="1.85185185185185" calcext:value-type="float">
            <text:p>1.851851851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.25925925925926" calcext:value-type="float">
            <text:p>9.259259259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5x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85185185185185" calcext:value-type="float">
            <text:p>1.8518518519</text:p>
          </table:table-cell>
          <table:table-cell table:style-name="ce4" office:value-type="float" office:value="62.962962962963" calcext:value-type="float">
            <text:p>62.962962963</text:p>
          </table:table-cell>
          <table:table-cell table:style-name="ce4" office:value-type="float" office:value="11.1111111111111" calcext:value-type="float">
            <text:p>11.111111111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.85185185185185" calcext:value-type="float">
            <text:p>1.8518518519</text:p>
          </table:table-cell>
          <table:table-cell table:style-name="ce4" office:value-type="float" office:value="3.7037037037037" calcext:value-type="float">
            <text:p>3.7037037037</text:p>
          </table:table-cell>
          <table:table-cell table:style-name="ce4" office:value-type="float" office:value="18.5185185185185" calcext:value-type="float">
            <text:p>18.518518518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5x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9.6296296296296" calcext:value-type="float">
            <text:p>79.6296296296</text:p>
          </table:table-cell>
          <table:table-cell table:style-name="ce4" office:value-type="float" office:value="3.7037037037037" calcext:value-type="float">
            <text:p>3.703703703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4.8148148148148" calcext:value-type="float">
            <text:p>14.8148148148</text:p>
          </table:table-cell>
          <table:table-cell table:style-name="ce4" office:value-type="float" office:value="1.85185185185185" calcext:value-type="float">
            <text:p>1.851851851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5x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7.7777777777778" calcext:value-type="float">
            <text:p>77.7777777778</text:p>
          </table:table-cell>
          <table:table-cell table:style-name="ce4" office:value-type="float" office:value="10.7638888888889" calcext:value-type="float">
            <text:p>10.763888888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1.4583333333333" calcext:value-type="float">
            <text:p>11.458333333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94.4444444444444" calcext:value-type="float">
            <text:p>94.4444444444</text:p>
          </table:table-cell>
          <table:table-cell table:style-name="ce4" office:value-type="float" office:value="2.77777777777778" calcext:value-type="float">
            <text:p>2.777777777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.77777777777778" calcext:value-type="float">
            <text:p>2.777777777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92.3611111111111" calcext:value-type="float">
            <text:p>92.3611111111</text:p>
          </table:table-cell>
          <table:table-cell table:style-name="ce4" office:value-type="float" office:value="5.55555555555556" calcext:value-type="float">
            <text:p>5.555555555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.08333333333333" calcext:value-type="float">
            <text:p>2.083333333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95.8333333333333" calcext:value-type="float">
            <text:p>95.8333333333</text:p>
          </table:table-cell>
          <table:table-cell table:style-name="ce4" office:value-type="float" office:value="4.16666666666667" calcext:value-type="float">
            <text:p>4.1666666667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7x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96.031746031746" calcext:value-type="float">
            <text:p>96.0317460317</text:p>
          </table:table-cell>
          <table:table-cell table:style-name="ce4" office:value-type="float" office:value="1.98412698412698" calcext:value-type="float">
            <text:p>1.984126984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.98412698412698" calcext:value-type="float">
            <text:p>1.984126984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88.8888888888889" calcext:value-type="float">
            <text:p>88.8888888889</text:p>
          </table:table-cell>
          <table:table-cell table:style-name="ce4" office:value-type="float" office:value="5.55555555555556" calcext:value-type="float">
            <text:p>5.555555555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5.55555555555556" calcext:value-type="float">
            <text:p>5.555555555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94.4444444444444" calcext:value-type="float">
            <text:p>94.4444444444</text:p>
          </table:table-cell>
          <table:table-cell table:style-name="ce4" office:value-type="float" office:value="5.55555555555556" calcext:value-type="float">
            <text:p>5.5555555556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97.6190476190476" calcext:value-type="float">
            <text:p>97.619047619</text:p>
          </table:table-cell>
          <table:table-cell table:style-name="ce4" office:value-type="float" office:value="2.38095238095238" calcext:value-type="float">
            <text:p>2.38095238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9x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9x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9x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94.4444444444444" calcext:value-type="float">
            <text:p>94.4444444444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5.55555555555556" calcext:value-type="float">
            <text:p>5.555555555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0x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94.4444444444444" calcext:value-type="float">
            <text:p>94.4444444444</text:p>
          </table:table-cell>
          <table:table-cell table:style-name="ce4" office:value-type="float" office:value="5.55555555555556" calcext:value-type="float">
            <text:p>5.5555555556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0x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0x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0x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1x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Digit 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2x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4.6153846153846" calcext:value-type="float">
            <text:p>84.615384615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3x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2.3076923076923" calcext:value-type="float">
            <text:p>92.307692307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3x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.5384615384615" calcext:value-type="float">
            <text:p>11.5384615385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61.5384615384615" calcext:value-type="float">
            <text:p>61.538461538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.5384615384615" calcext:value-type="float">
            <text:p>11.538461538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4x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84.6153846153846" calcext:value-type="float">
            <text:p>84.6153846154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7.69230769230769" calcext:value-type="float">
            <text:p>7.6923076923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4x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.12820512820513" calcext:value-type="float">
            <text:p>5.1282051282</text:p>
          </table:table-cell>
          <table:table-cell table:style-name="ce4" office:value-type="float" office:value="84.6153846153846" calcext:value-type="float">
            <text:p>84.6153846154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0.2564102564103" calcext:value-type="float">
            <text:p>10.2564102564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5x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84.6153846153846" calcext:value-type="float">
            <text:p>84.6153846154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5.12820512820513" calcext:value-type="float">
            <text:p>5.1282051282</text:p>
          </table:table-cell>
          <table:table-cell table:style-name="ce4" office:value-type="float" office:value="10.2564102564103" calcext:value-type="float">
            <text:p>10.2564102564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5x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89.7435897435897" calcext:value-type="float">
            <text:p>89.7435897436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2.56410256410256" calcext:value-type="float">
            <text:p>2.5641025641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5x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2.3076923076923" calcext:value-type="float">
            <text:p>92.307692307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2.3076923076923" calcext:value-type="float">
            <text:p>92.3076923077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3.84615384615385" calcext:value-type="float">
            <text:p>3.8461538462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2.3076923076923" calcext:value-type="float">
            <text:p>92.307692307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2.3076923076923" calcext:value-type="float">
            <text:p>92.307692307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2.3076923076923" calcext:value-type="float">
            <text:p>92.307692307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7x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2.3076923076923" calcext:value-type="float">
            <text:p>92.307692307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2.3076923076923" calcext:value-type="float">
            <text:p>92.307692307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2.3076923076923" calcext:value-type="float">
            <text:p>92.307692307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2.3076923076923" calcext:value-type="float">
            <text:p>92.307692307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2.3076923076923" calcext:value-type="float">
            <text:p>92.307692307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2.3076923076923" calcext:value-type="float">
            <text:p>92.307692307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9x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2.3076923076923" calcext:value-type="float">
            <text:p>92.307692307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9x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2.3076923076923" calcext:value-type="float">
            <text:p>92.307692307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9x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2.3076923076923" calcext:value-type="float">
            <text:p>92.307692307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0x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2.3076923076923" calcext:value-type="float">
            <text:p>92.307692307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0x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2.3076923076923" calcext:value-type="float">
            <text:p>92.307692307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0x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2.3076923076923" calcext:value-type="float">
            <text:p>92.307692307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0x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2.3076923076923" calcext:value-type="float">
            <text:p>92.307692307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1x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2.3076923076923" calcext:value-type="float">
            <text:p>92.307692307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Digit 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2x2</text:p>
          </table:table-cell>
          <table:table-cell table:style-name="ce4" office:value-type="float" office:value="5.88235294117647" calcext:value-type="float">
            <text:p>5.8823529412</text:p>
          </table:table-cell>
          <table:table-cell table:style-name="ce4" office:value-type="float" office:value="23.5294117647059" calcext:value-type="float">
            <text:p>23.5294117647</text:p>
          </table:table-cell>
          <table:table-cell table:style-name="ce4" office:value-type="float" office:value="5.88235294117647" calcext:value-type="float">
            <text:p>5.882352941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5.2941176470588" calcext:value-type="float">
            <text:p>35.2941176471</text:p>
          </table:table-cell>
          <table:table-cell table:style-name="ce4" office:value-type="float" office:value="17.6470588235294" calcext:value-type="float">
            <text:p>17.647058823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.7647058823529" calcext:value-type="float">
            <text:p>11.7647058824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Matrice de confusion global sans bruits ajouté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" office:value-type="string" calcext:value-type="string">
            <text:p>3x2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64.7058823529412" calcext:value-type="float">
            <text:p>64.705882352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7.6470588235294" calcext:value-type="float">
            <text:p>17.647058823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7.6470588235294" calcext:value-type="float">
            <text:p>17.647058823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3x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.94117647058823" calcext:value-type="float">
            <text:p>2.941176470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6.4705882352941" calcext:value-type="float">
            <text:p>26.470588235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6.4705882352941" calcext:value-type="float">
            <text:p>26.470588235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4.1176470588235" calcext:value-type="float">
            <text:p>44.117647058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4x3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82.3529411764706" calcext:value-type="float">
            <text:p>82.352941176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.7647058823529" calcext:value-type="float">
            <text:p>11.76470588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.88235294117647" calcext:value-type="float">
            <text:p>5.882352941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4x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92156862745098" calcext:value-type="float">
            <text:p>3.921568627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4.5098039215686" calcext:value-type="float">
            <text:p>74.50980392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5.6862745098039" calcext:value-type="float">
            <text:p>15.686274509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.88235294117647" calcext:value-type="float">
            <text:p>5.882352941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5x2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52.9411764705882" calcext:value-type="float">
            <text:p>52.941176470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5.0980392156863" calcext:value-type="float">
            <text:p>45.098039215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96078431372549" calcext:value-type="float">
            <text:p>1.960784313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5x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96078431372549" calcext:value-type="float">
            <text:p>1.960784313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68.6274509803922" calcext:value-type="float">
            <text:p>68.627450980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9.4117647058824" calcext:value-type="float">
            <text:p>29.411764705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5x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65.0735294117647" calcext:value-type="float">
            <text:p>65.073529411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4.9264705882353" calcext:value-type="float">
            <text:p>34.926470588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3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76.4705882352941" calcext:value-type="float">
            <text:p>76.470588235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.5882352941176" calcext:value-type="float">
            <text:p>20.588235294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.94117647058823" calcext:value-type="float">
            <text:p>2.941176470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4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76.4705882352941" calcext:value-type="float">
            <text:p>76.470588235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.5294117647059" calcext:value-type="float">
            <text:p>23.529411764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68.3823529411765" calcext:value-type="float">
            <text:p>68.382352941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1.6176470588235" calcext:value-type="float">
            <text:p>31.617647058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6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79.4117647058823" calcext:value-type="float">
            <text:p>79.411764705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.5882352941176" calcext:value-type="float">
            <text:p>20.588235294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7x7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74.3697478991597" calcext:value-type="float">
            <text:p>74.369747899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.6302521008403" calcext:value-type="float">
            <text:p>25.630252100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3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64.7058823529412" calcext:value-type="float">
            <text:p>64.705882352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5.2941176470588" calcext:value-type="float">
            <text:p>35.29411764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4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67.6470588235294" calcext:value-type="float">
            <text:p>67.647058823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2.3529411764706" calcext:value-type="float">
            <text:p>32.352941176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64.7058823529412" calcext:value-type="float">
            <text:p>64.705882352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5.2941176470588" calcext:value-type="float">
            <text:p>35.29411764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6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73.109243697479" calcext:value-type="float">
            <text:p>73.109243697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6.890756302521" calcext:value-type="float">
            <text:p>26.89075630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8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79.0281329923274" calcext:value-type="float">
            <text:p>79.02813299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.9718670076726" calcext:value-type="float">
            <text:p>20.971867007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9x6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64.7058823529412" calcext:value-type="float">
            <text:p>64.705882352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5.2941176470588" calcext:value-type="float">
            <text:p>35.29411764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9x7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70.5882352941177" calcext:value-type="float">
            <text:p>70.588235294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9.4117647058824" calcext:value-type="float">
            <text:p>29.411764705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9x9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70.5882352941177" calcext:value-type="float">
            <text:p>70.588235294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9.4117647058824" calcext:value-type="float">
            <text:p>29.411764705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0x4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76.4705882352941" calcext:value-type="float">
            <text:p>76.470588235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.5294117647059" calcext:value-type="float">
            <text:p>23.529411764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0x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78.9915966386555" calcext:value-type="float">
            <text:p>78.991596638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1.0084033613445" calcext:value-type="float">
            <text:p>21.008403361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0x8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70.5882352941177" calcext:value-type="float">
            <text:p>70.588235294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9.4117647058824" calcext:value-type="float">
            <text:p>29.411764705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0x1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70.5882352941177" calcext:value-type="float">
            <text:p>70.588235294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9.4117647058824" calcext:value-type="float">
            <text:p>29.411764705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1x7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64.7058823529412" calcext:value-type="float">
            <text:p>64.705882352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5.2941176470588" calcext:value-type="float">
            <text:p>35.29411764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Digit 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2x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.25" calcext:value-type="float">
            <text:p>6.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3.75" calcext:value-type="float">
            <text:p>93.7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3x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68.75" calcext:value-type="float">
            <text:p>68.75</text:p>
          </table:table-cell>
          <table:table-cell table:style-name="ce4" office:value-type="float" office:value="6.25" calcext:value-type="float">
            <text:p>6.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3x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5.625" calcext:value-type="float">
            <text:p>15.6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53.125" calcext:value-type="float">
            <text:p>53.1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31.25" calcext:value-type="float">
            <text:p>31.2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4x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.25" calcext:value-type="float">
            <text:p>6.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3.75" calcext:value-type="float">
            <text:p>93.7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4x4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5x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.08333333333333" calcext:value-type="float">
            <text:p>2.083333333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7.9166666666667" calcext:value-type="float">
            <text:p>97.9166666667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5x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.08333333333333" calcext:value-type="float">
            <text:p>2.083333333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3.75" calcext:value-type="float">
            <text:p>93.7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.16666666666667" calcext:value-type="float">
            <text:p>4.166666666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5x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390625" calcext:value-type="float">
            <text:p>0.3906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3.75" calcext:value-type="float">
            <text:p>93.7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.859375" calcext:value-type="float">
            <text:p>5.85937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125" calcext:value-type="float">
            <text:p>3.1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3.75" calcext:value-type="float">
            <text:p>93.7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.125" calcext:value-type="float">
            <text:p>3.12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4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93.75" calcext:value-type="float">
            <text:p>93.7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6.25" calcext:value-type="float">
            <text:p>6.2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.34375" calcext:value-type="float">
            <text:p>2.3437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3.75" calcext:value-type="float">
            <text:p>93.7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.90625" calcext:value-type="float">
            <text:p>3.9062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.6875" calcext:value-type="float">
            <text:p>4.687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3.75" calcext:value-type="float">
            <text:p>93.7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.5625" calcext:value-type="float">
            <text:p>1.562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7x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.25" calcext:value-type="float">
            <text:p>6.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3.75" calcext:value-type="float">
            <text:p>93.7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.25" calcext:value-type="float">
            <text:p>6.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87.5" calcext:value-type="float">
            <text:p>87.5</text:p>
          </table:table-cell>
          <table:table-cell table:style-name="ce4" office:value-type="float" office:value="6.25" calcext:value-type="float">
            <text:p>6.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125" calcext:value-type="float">
            <text:p>3.1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3.75" calcext:value-type="float">
            <text:p>93.7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.125" calcext:value-type="float">
            <text:p>3.12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.25" calcext:value-type="float">
            <text:p>6.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3.75" calcext:value-type="float">
            <text:p>93.7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.25" calcext:value-type="float">
            <text:p>6.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3.75" calcext:value-type="float">
            <text:p>93.7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.25" calcext:value-type="float">
            <text:p>6.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3.75" calcext:value-type="float">
            <text:p>93.7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9x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.25" calcext:value-type="float">
            <text:p>6.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3.75" calcext:value-type="float">
            <text:p>93.7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9x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.25" calcext:value-type="float">
            <text:p>6.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3.75" calcext:value-type="float">
            <text:p>93.7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9x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.25" calcext:value-type="float">
            <text:p>6.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3.75" calcext:value-type="float">
            <text:p>93.7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0x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.25" calcext:value-type="float">
            <text:p>6.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3.75" calcext:value-type="float">
            <text:p>93.7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0x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.25" calcext:value-type="float">
            <text:p>6.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3.75" calcext:value-type="float">
            <text:p>93.7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0x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.25" calcext:value-type="float">
            <text:p>6.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3.75" calcext:value-type="float">
            <text:p>93.7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0x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.25" calcext:value-type="float">
            <text:p>6.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3.75" calcext:value-type="float">
            <text:p>93.7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1x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.25" calcext:value-type="float">
            <text:p>6.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3.75" calcext:value-type="float">
            <text:p>93.7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Digit 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2x2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3x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3x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4x3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4x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6.6666666666667" calcext:value-type="float">
            <text:p>26.666666666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3.3333333333333" calcext:value-type="float">
            <text:p>13.333333333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6.6666666666667" calcext:value-type="float">
            <text:p>46.666666666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33333333333333" calcext:value-type="float">
            <text:p>3.333333333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5x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33333333333333" calcext:value-type="float">
            <text:p>3.333333333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6.6666666666667" calcext:value-type="float">
            <text:p>26.6666666667</text:p>
          </table:table-cell>
          <table:table-cell table:style-name="ce4" office:value-type="float" office:value="66.6666666666667" calcext:value-type="float">
            <text:p>66.666666666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33333333333333" calcext:value-type="float">
            <text:p>3.333333333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5x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.3333333333333" calcext:value-type="float">
            <text:p>23.333333333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3.3333333333333" calcext:value-type="float">
            <text:p>13.333333333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3.3333333333333" calcext:value-type="float">
            <text:p>53.333333333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5x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3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6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2.5" calcext:value-type="float">
            <text:p>82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7x7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6.42857142857143" calcext:value-type="float">
            <text:p>6.428571428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57142857142857" calcext:value-type="float">
            <text:p>3.571428571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3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office:value-type="string" calcext:value-type="string">
            <text:p>Matrice de confusion global sans bruits ajouté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" office:value-type="string" calcext:value-type="string">
            <text:p>8x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6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5.71428571428571" calcext:value-type="float">
            <text:p>5.714285714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4.2857142857143" calcext:value-type="float">
            <text:p>84.285714285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8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9x6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9x7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6.08695652173913" calcext:value-type="float">
            <text:p>6.086956521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3.9130434782609" calcext:value-type="float">
            <text:p>83.913043478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9x9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0x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0x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7.14285714285714" calcext:value-type="float">
            <text:p>7.142857142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.85714285714286" calcext:value-type="float">
            <text:p>2.857142857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0x8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0x1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1x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Digit 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2x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7.1428571428571" calcext:value-type="float">
            <text:p>57.1428571429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42.8571428571429" calcext:value-type="float">
            <text:p>42.857142857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3x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4.2857142857143" calcext:value-type="float">
            <text:p>14.2857142857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71.4285714285714" calcext:value-type="float">
            <text:p>71.428571428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3x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8.5714285714286" calcext:value-type="float">
            <text:p>28.571428571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14285714285714" calcext:value-type="float">
            <text:p>7.142857142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57.1428571428571" calcext:value-type="float">
            <text:p>57.142857142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14285714285714" calcext:value-type="float">
            <text:p>7.1428571429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4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2.8571428571429" calcext:value-type="float">
            <text:p>42.857142857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57.1428571428571" calcext:value-type="float">
            <text:p>57.142857142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4x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9.0476190476191" calcext:value-type="float">
            <text:p>19.0476190476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76.1904761904762" calcext:value-type="float">
            <text:p>76.1904761905</text:p>
          </table:table-cell>
          <table:table-cell table:style-name="ce4" office:value-type="float" office:value="4.76190476190476" calcext:value-type="float">
            <text:p>4.761904761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5x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.52380952380953" calcext:value-type="float">
            <text:p>9.5238095238</text:p>
          </table:table-cell>
          <table:table-cell table:style-name="ce4" office:value-type="float" office:value="33.3333333333333" calcext:value-type="float">
            <text:p>33.3333333333</text:p>
          </table:table-cell>
          <table:table-cell table:style-name="ce4" office:value-type="float" office:value="9.52380952380953" calcext:value-type="float">
            <text:p>9.523809523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38.0952380952381" calcext:value-type="float">
            <text:p>38.0952380952</text:p>
          </table:table-cell>
          <table:table-cell table:style-name="ce4" office:value-type="float" office:value="9.52380952380953" calcext:value-type="float">
            <text:p>9.523809523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5x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.52380952380953" calcext:value-type="float">
            <text:p>9.523809523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76.1904761904762" calcext:value-type="float">
            <text:p>76.1904761905</text:p>
          </table:table-cell>
          <table:table-cell table:style-name="ce4" office:value-type="float" office:value="14.2857142857143" calcext:value-type="float">
            <text:p>14.285714285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5x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3.3928571428571" calcext:value-type="float">
            <text:p>13.392857142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73.2142857142857" calcext:value-type="float">
            <text:p>73.214285714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4.2857142857143" calcext:value-type="float">
            <text:p>14.2857142857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78.5714285714286" calcext:value-type="float">
            <text:p>78.5714285714</text:p>
          </table:table-cell>
          <table:table-cell table:style-name="ce4" office:value-type="float" office:value="7.14285714285714" calcext:value-type="float">
            <text:p>7.142857142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4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8.92857142857143" calcext:value-type="float">
            <text:p>8.9285714286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91.0714285714286" calcext:value-type="float">
            <text:p>91.071428571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.57142857142857" calcext:value-type="float">
            <text:p>3.5714285714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96.4285714285714" calcext:value-type="float">
            <text:p>96.428571428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7x7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4.2857142857143" calcext:value-type="float">
            <text:p>14.2857142857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85.7142857142857" calcext:value-type="float">
            <text:p>85.714285714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.14285714285714" calcext:value-type="float">
            <text:p>7.1428571429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92.8571428571429" calcext:value-type="float">
            <text:p>92.857142857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5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6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8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9x6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9x7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9x9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0x4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0x5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0x8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0x10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1x7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Digit 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2x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3x2</text:p>
          </table:table-cell>
          <table:table-cell table:style-name="ce4" office:value-type="float" office:value="13.3333333333333" calcext:value-type="float">
            <text:p>13.3333333333</text:p>
          </table:table-cell>
          <table:table-cell table:style-name="ce4" office:value-type="float" office:value="26.6666666666667" calcext:value-type="float">
            <text:p>26.6666666667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3x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.3333333333333" calcext:value-type="float">
            <text:p>13.3333333333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6.6666666666667" calcext:value-type="float">
            <text:p>66.6666666667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4x3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6.66666666666667" calcext:value-type="float">
            <text:p>6.666666666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3.3333333333333" calcext:value-type="float">
            <text:p>93.333333333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4x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.66666666666667" calcext:value-type="float">
            <text:p>6.6666666667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82.2222222222222" calcext:value-type="float">
            <text:p>82.2222222222</text:p>
          </table:table-cell>
          <table:table-cell table:style-name="ce4" office:value-type="float" office:value="11.1111111111111" calcext:value-type="float">
            <text:p>11.1111111111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5x2</text:p>
          </table:table-cell>
          <table:table-cell table:style-name="ce4" office:value-type="float" office:value="17.7777777777778" calcext:value-type="float">
            <text:p>17.7777777778</text:p>
          </table:table-cell>
          <table:table-cell table:style-name="ce4" office:value-type="float" office:value="6.66666666666667" calcext:value-type="float">
            <text:p>6.666666666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.44444444444444" calcext:value-type="float">
            <text:p>4.4444444444</text:p>
          </table:table-cell>
          <table:table-cell table:number-columns-repeated="2" table:style-name="ce4" office:value-type="float" office:value="6.66666666666667" calcext:value-type="float">
            <text:p>6.666666666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7.7777777777778" calcext:value-type="float">
            <text:p>37.7777777778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5x4</text:p>
          </table:table-cell>
          <table:table-cell table:style-name="ce4" office:value-type="float" office:value="4.44444444444444" calcext:value-type="float">
            <text:p>4.4444444444</text:p>
          </table:table-cell>
          <table:table-cell table:style-name="ce4" office:value-type="float" office:value="8.88888888888889" calcext:value-type="float">
            <text:p>8.888888888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.22222222222222" calcext:value-type="float">
            <text:p>2.222222222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.22222222222222" calcext:value-type="float">
            <text:p>2.222222222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1.1111111111111" calcext:value-type="float">
            <text:p>71.1111111111</text:p>
          </table:table-cell>
          <table:table-cell table:style-name="ce4" office:value-type="float" office:value="11.1111111111111" calcext:value-type="float">
            <text:p>11.1111111111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5x5</text:p>
          </table:table-cell>
          <table:table-cell table:style-name="ce4" office:value-type="float" office:value="6.25" calcext:value-type="float">
            <text:p>6.25</text:p>
          </table:table-cell>
          <table:table-cell table:style-name="ce4" office:value-type="float" office:value="12.5" calcext:value-type="float">
            <text:p>12.5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74.5833333333333" calcext:value-type="float">
            <text:p>74.5833333333</text:p>
          </table:table-cell>
          <table:table-cell table:style-name="ce4" office:value-type="float" office:value="6.66666666666667" calcext:value-type="float">
            <text:p>6.6666666667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3</text:p>
          </table:table-cell>
          <table:table-cell table:style-name="ce4" office:value-type="float" office:value="3.33333333333333" calcext:value-type="float">
            <text:p>3.333333333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6.66666666666667" calcext:value-type="float">
            <text:p>6.666666666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6.66666666666667" calcext:value-type="float">
            <text:p>6.666666666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13.3333333333333" calcext:value-type="float">
            <text:p>13.3333333333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4</text:p>
          </table:table-cell>
          <table:table-cell table:number-columns-repeated="2" table:style-name="ce4" office:value-type="float" office:value="6.66666666666667" calcext:value-type="float">
            <text:p>6.6666666667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86.6666666666667" calcext:value-type="float">
            <text:p>86.666666666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.33333333333333" calcext:value-type="float">
            <text:p>8.3333333333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4.16666666666667" calcext:value-type="float">
            <text:p>4.166666666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3.3333333333333" calcext:value-type="float">
            <text:p>83.3333333333</text:p>
          </table:table-cell>
          <table:table-cell table:style-name="ce4" office:value-type="float" office:value="4.16666666666667" calcext:value-type="float">
            <text:p>4.1666666667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66666666666667" calcext:value-type="float">
            <text:p>1.6666666667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.66666666666667" calcext:value-type="float">
            <text:p>1.666666666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6.6666666666667" calcext:value-type="float">
            <text:p>96.666666666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7x7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3</text:p>
          </table:table-cell>
          <table:table-cell table:style-name="ce4" office:value-type="float" office:value="6.66666666666667" calcext:value-type="float">
            <text:p>6.666666666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6.66666666666667" calcext:value-type="float">
            <text:p>6.666666666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6.6666666666667" calcext:value-type="float">
            <text:p>26.6666666667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4</text:p>
          </table:table-cell>
          <table:table-cell table:style-name="ce4" office:value-type="float" office:value="3.33333333333333" calcext:value-type="float">
            <text:p>3.3333333333</text:p>
          </table:table-cell>
          <table:table-cell table:style-name="ce4" office:value-type="float" office:value="16.6666666666667" calcext:value-type="float">
            <text:p>16.6666666667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76.6666666666667" calcext:value-type="float">
            <text:p>76.6666666667</text:p>
          </table:table-cell>
          <table:table-cell table:style-name="ce4" office:value-type="float" office:value="3.33333333333333" calcext:value-type="float">
            <text:p>3.3333333333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5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6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96.1904761904762" calcext:value-type="float">
            <text:p>96.1904761905</text:p>
          </table:table-cell>
          <table:table-cell table:style-name="ce4" office:value-type="float" office:value="3.80952380952381" calcext:value-type="float">
            <text:p>3.809523809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8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96.231884057971" calcext:value-type="float">
            <text:p>96.231884058</text:p>
          </table:table-cell>
          <table:table-cell table:style-name="ce4" office:value-type="float" office:value="3.76811594202898" calcext:value-type="float">
            <text:p>3.768115942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9x6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93.3333333333333" calcext:value-type="float">
            <text:p>93.3333333333</text:p>
          </table:table-cell>
          <table:table-cell table:style-name="ce4" office:value-type="float" office:value="6.66666666666667" calcext:value-type="float">
            <text:p>6.6666666667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9x7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95.9420289855073" calcext:value-type="float">
            <text:p>95.9420289855</text:p>
          </table:table-cell>
          <table:table-cell table:style-name="ce4" office:value-type="float" office:value="4.05797101449275" calcext:value-type="float">
            <text:p>4.057971014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9x9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0x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6.6666666666667" calcext:value-type="float">
            <text:p>26.6666666667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73.3333333333333" calcext:value-type="float">
            <text:p>73.333333333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0x5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93.3333333333333" calcext:value-type="float">
            <text:p>93.3333333333</text:p>
          </table:table-cell>
          <table:table-cell table:style-name="ce4" office:value-type="float" office:value="6.66666666666667" calcext:value-type="float">
            <text:p>6.6666666667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0x8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0x10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1x7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Digit 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2x2</text:p>
          </table:table-cell>
          <table:table-cell table:style-name="ce4" office:value-type="float" office:value="38.4615384615385" calcext:value-type="float">
            <text:p>38.4615384615</text:p>
          </table:table-cell>
          <table:table-cell table:style-name="ce4" office:value-type="float" office:value="30.7692307692308" calcext:value-type="float">
            <text:p>30.769230769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30.7692307692308" calcext:value-type="float">
            <text:p>30.7692307692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3x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3.8461538461539" calcext:value-type="float">
            <text:p>53.846153846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5.3846153846154" calcext:value-type="float">
            <text:p>15.3846153846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5.3846153846154" calcext:value-type="float">
            <text:p>15.3846153846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3x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.7692307692308" calcext:value-type="float">
            <text:p>30.769230769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3.84615384615385" calcext:value-type="float">
            <text:p>3.846153846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.5384615384615" calcext:value-type="float">
            <text:p>11.5384615385</text:p>
          </table:table-cell>
          <table:table-cell table:style-name="ce4" office:value-type="float" office:value="38.4615384615385" calcext:value-type="float">
            <text:p>38.461538461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4x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3.0769230769231" calcext:value-type="float">
            <text:p>23.076923076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7.69230769230769" calcext:value-type="float">
            <text:p>7.6923076923</text:p>
          </table:table-cell>
          <table:table-cell table:style-name="ce4" office:value-type="float" office:value="53.8461538461539" calcext:value-type="float">
            <text:p>53.8461538462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4x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.8205128205128" calcext:value-type="float">
            <text:p>12.820512820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.12820512820513" calcext:value-type="float">
            <text:p>5.128205128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.0769230769231" calcext:value-type="float">
            <text:p>23.076923076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5.3846153846154" calcext:value-type="float">
            <text:p>15.3846153846</text:p>
          </table:table-cell>
          <table:table-cell table:style-name="ce4" office:value-type="float" office:value="43.5897435897436" calcext:value-type="float">
            <text:p>43.5897435897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5x2</text:p>
          </table:table-cell>
          <table:table-cell table:style-name="ce4" office:value-type="float" office:value="2.56410256410256" calcext:value-type="float">
            <text:p>2.5641025641</text:p>
          </table:table-cell>
          <table:table-cell table:style-name="ce4" office:value-type="float" office:value="17.948717948718" calcext:value-type="float">
            <text:p>17.948717948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.2564102564103" calcext:value-type="float">
            <text:p>10.256410256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.8205128205128" calcext:value-type="float">
            <text:p>12.820512820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48.7179487179487" calcext:value-type="float">
            <text:p>48.7179487179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5x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.8205128205128" calcext:value-type="float">
            <text:p>12.820512820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.56410256410256" calcext:value-type="float">
            <text:p>2.564102564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5.3846153846154" calcext:value-type="float">
            <text:p>15.384615384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.2564102564103" calcext:value-type="float">
            <text:p>10.2564102564</text:p>
          </table:table-cell>
          <table:table-cell table:style-name="ce4" office:value-type="float" office:value="58.974358974359" calcext:value-type="float">
            <text:p>58.9743589744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5x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7.21153846153846" calcext:value-type="float">
            <text:p>7.2115384615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69.7115384615385" calcext:value-type="float">
            <text:p>69.711538461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84615384615385" calcext:value-type="float">
            <text:p>3.846153846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1.5384615384615" calcext:value-type="float">
            <text:p>11.5384615385</text:p>
          </table:table-cell>
          <table:table-cell table:number-columns-repeated="2" table:style-name="ce4" office:value-type="float" office:value="3.84615384615385" calcext:value-type="float">
            <text:p>3.8461538462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69.2307692307692" calcext:value-type="float">
            <text:p>69.2307692308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76.9230769230769" calcext:value-type="float">
            <text:p>76.9230769231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.80769230769231" calcext:value-type="float">
            <text:p>4.807692307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4.80769230769231" calcext:value-type="float">
            <text:p>4.8076923077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.5769230769231" calcext:value-type="float">
            <text:p>10.5769230769</text:p>
          </table:table-cell>
          <table:table-cell table:style-name="ce4" office:value-type="float" office:value="72.1153846153846" calcext:value-type="float">
            <text:p>72.1153846154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.76923076923077" calcext:value-type="float">
            <text:p>5.769230769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71.1538461538462" calcext:value-type="float">
            <text:p>71.1538461538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7x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69.2307692307692" calcext:value-type="float">
            <text:p>69.2307692308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3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23.0769230769231" calcext:value-type="float">
            <text:p>23.0769230769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61.5384615384615" calcext:value-type="float">
            <text:p>61.538461538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9.2307692307692" calcext:value-type="float">
            <text:p>19.230769230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1.5384615384615" calcext:value-type="float">
            <text:p>11.5384615385</text:p>
          </table:table-cell>
          <table:table-cell table:style-name="ce4" office:value-type="float" office:value="3.84615384615385" calcext:value-type="float">
            <text:p>3.846153846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57.6923076923077" calcext:value-type="float">
            <text:p>57.6923076923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69.2307692307692" calcext:value-type="float">
            <text:p>69.2307692308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69.2307692307692" calcext:value-type="float">
            <text:p>69.2307692308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69.2307692307692" calcext:value-type="float">
            <text:p>69.2307692308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9x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69.2307692307692" calcext:value-type="float">
            <text:p>69.2307692308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9x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69.2307692307692" calcext:value-type="float">
            <text:p>69.2307692308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9x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69.2307692307692" calcext:value-type="float">
            <text:p>69.2307692308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0x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.0769230769231" calcext:value-type="float">
            <text:p>23.076923076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7.69230769230769" calcext:value-type="float">
            <text:p>7.6923076923</text:p>
          </table:table-cell>
          <table:table-cell table:style-name="ce4" office:value-type="float" office:value="46.1538461538462" calcext:value-type="float">
            <text:p>46.1538461538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0x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.49450549450549" calcext:value-type="float">
            <text:p>5.494505494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71.4285714285714" calcext:value-type="float">
            <text:p>71.4285714286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0x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69.2307692307692" calcext:value-type="float">
            <text:p>69.2307692308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0x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69.2307692307692" calcext:value-type="float">
            <text:p>69.2307692308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1x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69230769230769" calcext:value-type="float">
            <text:p>7.6923076923</text:p>
          </table:table-cell>
          <table:table-cell table:style-name="ce4" office:value-type="float" office:value="69.2307692307692" calcext:value-type="float">
            <text:p>69.2307692308</text:p>
          </table:table-cell>
          <table:table-cell table:number-columns-repeated="1010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6"/>
          <table:table-cell/>
          <table:table-cell table:style-name="ce5" office:value-type="string" calcext:value-type="string">
            <text:p>Matrice de confusion détaillée sur des différentes résolutions (base de données avec des bruits ajoutés (bruits forts (flou , salt and paper, poisson))</text:p>
          </table:table-cell>
          <table:table-cell table:number-columns-repeated="1013"/>
        </table:table-row>
        <table:table-row table:style-name="ro1">
          <table:table-cell table:number-columns-repeated="14"/>
          <table:table-cell office:value-type="string" calcext:value-type="string">
            <text:p>Matrice de confusion global sans bruits ajoutés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Digit 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3x2</text:p>
          </table:table-cell>
          <table:table-cell table:style-name="ce4" office:value-type="float" office:value="5.5390625" calcext:value-type="float">
            <text:p>5.5390625</text:p>
          </table:table-cell>
          <table:table-cell table:style-name="ce4" office:value-type="float" office:value="7.07421875" calcext:value-type="float">
            <text:p>7.0742187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3076171875" calcext:value-type="float">
            <text:p>0.3076171875</text:p>
          </table:table-cell>
          <table:table-cell table:style-name="ce4" office:value-type="float" office:value="19.078125" calcext:value-type="float">
            <text:p>19.078125</text:p>
          </table:table-cell>
          <table:table-cell table:style-name="ce4" office:value-type="float" office:value="41.53125" calcext:value-type="float">
            <text:p>41.531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6.140625" calcext:value-type="float">
            <text:p>26.140625</text:p>
          </table:table-cell>
          <table:table-cell table:style-name="ce4" office:value-type="float" office:value="0.3076171875" calcext:value-type="float">
            <text:p>0.307617187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4x3</text:p>
          </table:table-cell>
          <table:table-cell table:style-name="ce4" office:value-type="float" office:value="22.15625" calcext:value-type="float">
            <text:p>22.15625</text:p>
          </table:table-cell>
          <table:table-cell table:style-name="ce4" office:value-type="float" office:value="2.76953125" calcext:value-type="float">
            <text:p>2.76953125</text:p>
          </table:table-cell>
          <table:table-cell table:style-name="ce4" office:value-type="float" office:value="0.615234375" calcext:value-type="float">
            <text:p>0.615234375</text:p>
          </table:table-cell>
          <table:table-cell table:style-name="ce4" office:value-type="float" office:value="0.3076171875" calcext:value-type="float">
            <text:p>0.3076171875</text:p>
          </table:table-cell>
          <table:table-cell table:style-name="ce4" office:value-type="float" office:value="17.234375" calcext:value-type="float">
            <text:p>17.234375</text:p>
          </table:table-cell>
          <table:table-cell table:style-name="ce4" office:value-type="float" office:value="3.693359375" calcext:value-type="float">
            <text:p>3.69335937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.076171875" calcext:value-type="float">
            <text:p>3.076171875</text:p>
          </table:table-cell>
          <table:table-cell table:style-name="ce4" office:value-type="float" office:value="27.6875" calcext:value-type="float">
            <text:p>27.6875</text:p>
          </table:table-cell>
          <table:table-cell table:style-name="ce4" office:value-type="float" office:value="10.4609375" calcext:value-type="float">
            <text:p>10.460937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.076171875" calcext:value-type="float">
            <text:p>3.076171875</text:p>
          </table:table-cell>
          <table:table-cell table:style-name="ce4" office:value-type="float" office:value="2.4609375" calcext:value-type="float">
            <text:p>2.4609375</text:p>
          </table:table-cell>
          <table:table-cell table:style-name="ce4" office:value-type="float" office:value="0.92333984375" calcext:value-type="float">
            <text:p>0.9233398438</text:p>
          </table:table-cell>
          <table:table-cell table:style-name="ce4" office:value-type="float" office:value="3.076171875" calcext:value-type="float">
            <text:p>3.076171875</text:p>
          </table:table-cell>
          <table:table-cell table:style-name="ce4" office:value-type="float" office:value="3.693359375" calcext:value-type="float">
            <text:p>3.693359375</text:p>
          </table:table-cell>
          <table:table-cell table:style-name="ce4" office:value-type="float" office:value="15.078125" calcext:value-type="float">
            <text:p>15.078125</text:p>
          </table:table-cell>
          <table:table-cell table:style-name="ce4" office:value-type="float" office:value="0.3076171875" calcext:value-type="float">
            <text:p>0.3076171875</text:p>
          </table:table-cell>
          <table:table-cell table:style-name="ce4" office:value-type="float" office:value="9.5390625" calcext:value-type="float">
            <text:p>9.5390625</text:p>
          </table:table-cell>
          <table:table-cell table:style-name="ce4" office:value-type="float" office:value="1.8466796875" calcext:value-type="float">
            <text:p>1.846679687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5</text:p>
          </table:table-cell>
          <table:table-cell table:style-name="ce4" office:value-type="float" office:value="44.28125" calcext:value-type="float">
            <text:p>44.281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.28515625" calcext:value-type="float">
            <text:p>2.28515625</text:p>
          </table:table-cell>
          <table:table-cell table:style-name="ce4" office:value-type="float" office:value="3.427734375" calcext:value-type="float">
            <text:p>3.427734375</text:p>
          </table:table-cell>
          <table:table-cell table:style-name="ce4" office:value-type="float" office:value="2.85546875" calcext:value-type="float">
            <text:p>2.85546875</text:p>
          </table:table-cell>
          <table:table-cell table:style-name="ce4" office:value-type="float" office:value="2.28515625" calcext:value-type="float">
            <text:p>2.28515625</text:p>
          </table:table-cell>
          <table:table-cell table:style-name="ce4" office:value-type="float" office:value="6.57421875" calcext:value-type="float">
            <text:p>6.57421875</text:p>
          </table:table-cell>
          <table:table-cell table:style-name="ce4" office:value-type="float" office:value="0.28564453125" calcext:value-type="float">
            <text:p>0.2856445313</text:p>
          </table:table-cell>
          <table:table-cell table:style-name="ce4" office:value-type="float" office:value="24.28125" calcext:value-type="float">
            <text:p>24.28125</text:p>
          </table:table-cell>
          <table:table-cell table:style-name="ce4" office:value-type="float" office:value="13.7109375" calcext:value-type="float">
            <text:p>13.710937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9x6</text:p>
          </table:table-cell>
          <table:table-cell table:style-name="ce4" office:value-type="float" office:value="53.625" calcext:value-type="float">
            <text:p>53.625</text:p>
          </table:table-cell>
          <table:table-cell table:style-name="ce4" office:value-type="float" office:value="0.80029296875" calcext:value-type="float">
            <text:p>0.8002929688</text:p>
          </table:table-cell>
          <table:table-cell table:style-name="ce4" office:value-type="float" office:value="0.533203125" calcext:value-type="float">
            <text:p>0.533203125</text:p>
          </table:table-cell>
          <table:table-cell table:style-name="ce4" office:value-type="float" office:value="1.8662109375" calcext:value-type="float">
            <text:p>1.866210937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8662109375" calcext:value-type="float">
            <text:p>1.8662109375</text:p>
          </table:table-cell>
          <table:table-cell table:style-name="ce4" office:value-type="float" office:value="11.734375" calcext:value-type="float">
            <text:p>11.734375</text:p>
          </table:table-cell>
          <table:table-cell table:style-name="ce4" office:value-type="float" office:value="1.8662109375" calcext:value-type="float">
            <text:p>1.8662109375</text:p>
          </table:table-cell>
          <table:table-cell table:style-name="ce4" office:value-type="float" office:value="22.9375" calcext:value-type="float">
            <text:p>22.9375</text:p>
          </table:table-cell>
          <table:table-cell table:style-name="ce4" office:value-type="float" office:value="4.80078125" calcext:value-type="float">
            <text:p>4.8007812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1x7</text:p>
          </table:table-cell>
          <table:table-cell table:style-name="ce4" office:value-type="float" office:value="52.53125" calcext:value-type="float">
            <text:p>52.53125</text:p>
          </table:table-cell>
          <table:table-cell table:style-name="ce4" office:value-type="float" office:value="0.533203125" calcext:value-type="float">
            <text:p>0.533203125</text:p>
          </table:table-cell>
          <table:table-cell table:style-name="ce4" office:value-type="float" office:value="0.2666015625" calcext:value-type="float">
            <text:p>0.2666015625</text:p>
          </table:table-cell>
          <table:table-cell table:style-name="ce4" office:value-type="float" office:value="4.53125" calcext:value-type="float">
            <text:p>4.53125</text:p>
          </table:table-cell>
          <table:table-cell table:style-name="ce4" office:value-type="float" office:value="0.2666015625" calcext:value-type="float">
            <text:p>0.2666015625</text:p>
          </table:table-cell>
          <table:table-cell table:style-name="ce4" office:value-type="float" office:value="2.1328125" calcext:value-type="float">
            <text:p>2.1328125</text:p>
          </table:table-cell>
          <table:table-cell table:style-name="ce4" office:value-type="float" office:value="6.40234375" calcext:value-type="float">
            <text:p>6.40234375</text:p>
          </table:table-cell>
          <table:table-cell table:style-name="ce4" office:value-type="float" office:value="1.06640625" calcext:value-type="float">
            <text:p>1.06640625</text:p>
          </table:table-cell>
          <table:table-cell table:style-name="ce4" office:value-type="float" office:value="26.125" calcext:value-type="float">
            <text:p>26.125</text:p>
          </table:table-cell>
          <table:table-cell table:style-name="ce4" office:value-type="float" office:value="6.1328125" calcext:value-type="float">
            <text:p>6.132812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Digit 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3x2</text:p>
          </table:table-cell>
          <table:table-cell table:style-name="ce4" office:value-type="float" office:value="3.189453125" calcext:value-type="float">
            <text:p>3.189453125</text:p>
          </table:table-cell>
          <table:table-cell table:style-name="ce4" office:value-type="float" office:value="29.265625" calcext:value-type="float">
            <text:p>29.2656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1.6328125" calcext:value-type="float">
            <text:p>11.6328125</text:p>
          </table:table-cell>
          <table:table-cell table:style-name="ce4" office:value-type="float" office:value="5.25390625" calcext:value-type="float">
            <text:p>5.25390625</text:p>
          </table:table-cell>
          <table:table-cell table:style-name="ce4" office:value-type="float" office:value="44.09375" calcext:value-type="float">
            <text:p>44.09375</text:p>
          </table:table-cell>
          <table:table-cell table:style-name="ce4" office:value-type="float" office:value="0.1876220703125" calcext:value-type="float">
            <text:p>0.1876220703</text:p>
          </table:table-cell>
          <table:table-cell table:number-columns-repeated="2" table:style-name="ce4" office:value-type="float" office:value="3.189453125" calcext:value-type="float">
            <text:p>3.18945312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4x3</text:p>
          </table:table-cell>
          <table:table-cell table:style-name="ce4" office:value-type="float" office:value="2.25" calcext:value-type="float">
            <text:p>2.25</text:p>
          </table:table-cell>
          <table:table-cell table:style-name="ce4" office:value-type="float" office:value="14.6328125" calcext:value-type="float">
            <text:p>14.6328125</text:p>
          </table:table-cell>
          <table:table-cell table:style-name="ce4" office:value-type="float" office:value="0.5625" calcext:value-type="float">
            <text:p>0.5625</text:p>
          </table:table-cell>
          <table:table-cell table:style-name="ce4" office:value-type="float" office:value="0.375244140625" calcext:value-type="float">
            <text:p>0.3752441406</text:p>
          </table:table-cell>
          <table:table-cell table:style-name="ce4" office:value-type="float" office:value="32.28125" calcext:value-type="float">
            <text:p>32.28125</text:p>
          </table:table-cell>
          <table:table-cell table:style-name="ce4" office:value-type="float" office:value="8.0703125" calcext:value-type="float">
            <text:p>8.0703125</text:p>
          </table:table-cell>
          <table:table-cell table:style-name="ce4" office:value-type="float" office:value="12.953125" calcext:value-type="float">
            <text:p>12.953125</text:p>
          </table:table-cell>
          <table:table-cell table:style-name="ce4" office:value-type="float" office:value="1.125" calcext:value-type="float">
            <text:p>1.125</text:p>
          </table:table-cell>
          <table:table-cell table:number-columns-repeated="2" table:style-name="ce4" office:value-type="float" office:value="13.8828125" calcext:value-type="float">
            <text:p>13.882812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4</text:p>
          </table:table-cell>
          <table:table-cell table:style-name="ce4" office:value-type="float" office:value="13.3203125" calcext:value-type="float">
            <text:p>13.3203125</text:p>
          </table:table-cell>
          <table:table-cell table:style-name="ce4" office:value-type="float" office:value="14.078125" calcext:value-type="float">
            <text:p>14.078125</text:p>
          </table:table-cell>
          <table:table-cell table:style-name="ce4" office:value-type="float" office:value="1.125" calcext:value-type="float">
            <text:p>1.125</text:p>
          </table:table-cell>
          <table:table-cell table:style-name="ce4" office:value-type="float" office:value="1.5009765625" calcext:value-type="float">
            <text:p>1.5009765625</text:p>
          </table:table-cell>
          <table:table-cell table:style-name="ce4" office:value-type="float" office:value="14.078125" calcext:value-type="float">
            <text:p>14.078125</text:p>
          </table:table-cell>
          <table:table-cell table:style-name="ce4" office:value-type="float" office:value="3.37890625" calcext:value-type="float">
            <text:p>3.37890625</text:p>
          </table:table-cell>
          <table:table-cell table:style-name="ce4" office:value-type="float" office:value="23.828125" calcext:value-type="float">
            <text:p>23.828125</text:p>
          </table:table-cell>
          <table:table-cell table:style-name="ce4" office:value-type="float" office:value="1.3134765625" calcext:value-type="float">
            <text:p>1.3134765625</text:p>
          </table:table-cell>
          <table:table-cell table:style-name="ce4" office:value-type="float" office:value="20.453125" calcext:value-type="float">
            <text:p>20.453125</text:p>
          </table:table-cell>
          <table:table-cell table:style-name="ce4" office:value-type="float" office:value="6.94140625" calcext:value-type="float">
            <text:p>6.9414062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5</text:p>
          </table:table-cell>
          <table:table-cell table:style-name="ce4" office:value-type="float" office:value="7.31640625" calcext:value-type="float">
            <text:p>7.31640625</text:p>
          </table:table-cell>
          <table:table-cell table:style-name="ce4" office:value-type="float" office:value="28.5625" calcext:value-type="float">
            <text:p>28.5625</text:p>
          </table:table-cell>
          <table:table-cell table:style-name="ce4" office:value-type="float" office:value="0.69677734375" calcext:value-type="float">
            <text:p>0.6967773438</text:p>
          </table:table-cell>
          <table:table-cell table:style-name="ce4" office:value-type="float" office:value="4.52734375" calcext:value-type="float">
            <text:p>4.52734375</text:p>
          </table:table-cell>
          <table:table-cell table:style-name="ce4" office:value-type="float" office:value="6.79296875" calcext:value-type="float">
            <text:p>6.79296875</text:p>
          </table:table-cell>
          <table:table-cell table:style-name="ce4" office:value-type="float" office:value="4.1796875" calcext:value-type="float">
            <text:p>4.1796875</text:p>
          </table:table-cell>
          <table:table-cell table:style-name="ce4" office:value-type="float" office:value="15.5" calcext:value-type="float">
            <text:p>15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7.9375" calcext:value-type="float">
            <text:p>17.9375</text:p>
          </table:table-cell>
          <table:table-cell table:style-name="ce4" office:value-type="float" office:value="14.46875" calcext:value-type="float">
            <text:p>14.4687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9x6</text:p>
          </table:table-cell>
          <table:table-cell table:style-name="ce4" office:value-type="float" office:value="20.171875" calcext:value-type="float">
            <text:p>20.171875</text:p>
          </table:table-cell>
          <table:table-cell table:style-name="ce4" office:value-type="float" office:value="23.40625" calcext:value-type="float">
            <text:p>23.40625</text:p>
          </table:table-cell>
          <table:table-cell table:style-name="ce4" office:value-type="float" office:value="1.626953125" calcext:value-type="float">
            <text:p>1.626953125</text:p>
          </table:table-cell>
          <table:table-cell table:style-name="ce4" office:value-type="float" office:value="9.2734375" calcext:value-type="float">
            <text:p>9.2734375</text:p>
          </table:table-cell>
          <table:table-cell table:style-name="ce4" office:value-type="float" office:value="4.2265625" calcext:value-type="float">
            <text:p>4.2265625</text:p>
          </table:table-cell>
          <table:table-cell table:style-name="ce4" office:value-type="float" office:value="6.5078125" calcext:value-type="float">
            <text:p>6.5078125</text:p>
          </table:table-cell>
          <table:table-cell table:style-name="ce4" office:value-type="float" office:value="5.69140625" calcext:value-type="float">
            <text:p>5.69140625</text:p>
          </table:table-cell>
          <table:table-cell table:style-name="ce4" office:value-type="float" office:value="0.8134765625" calcext:value-type="float">
            <text:p>0.8134765625</text:p>
          </table:table-cell>
          <table:table-cell table:style-name="ce4" office:value-type="float" office:value="14.6328125" calcext:value-type="float">
            <text:p>14.6328125</text:p>
          </table:table-cell>
          <table:table-cell table:style-name="ce4" office:value-type="float" office:value="13.65625" calcext:value-type="float">
            <text:p>13.6562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1x7</text:p>
          </table:table-cell>
          <table:table-cell table:style-name="ce4" office:value-type="float" office:value="7.31640625" calcext:value-type="float">
            <text:p>7.31640625</text:p>
          </table:table-cell>
          <table:table-cell table:style-name="ce4" office:value-type="float" office:value="32.53125" calcext:value-type="float">
            <text:p>32.53125</text:p>
          </table:table-cell>
          <table:table-cell table:style-name="ce4" office:value-type="float" office:value="2.11328125" calcext:value-type="float">
            <text:p>2.11328125</text:p>
          </table:table-cell>
          <table:table-cell table:style-name="ce4" office:value-type="float" office:value="8.9453125" calcext:value-type="float">
            <text:p>8.9453125</text:p>
          </table:table-cell>
          <table:table-cell table:style-name="ce4" office:value-type="float" office:value="3.08984375" calcext:value-type="float">
            <text:p>3.08984375</text:p>
          </table:table-cell>
          <table:table-cell table:style-name="ce4" office:value-type="float" office:value="5.8515625" calcext:value-type="float">
            <text:p>5.8515625</text:p>
          </table:table-cell>
          <table:table-cell table:style-name="ce4" office:value-type="float" office:value="4.875" calcext:value-type="float">
            <text:p>4.875</text:p>
          </table:table-cell>
          <table:table-cell table:style-name="ce4" office:value-type="float" office:value="0.48779296875" calcext:value-type="float">
            <text:p>0.4877929688</text:p>
          </table:table-cell>
          <table:table-cell table:style-name="ce4" office:value-type="float" office:value="25.1875" calcext:value-type="float">
            <text:p>25.1875</text:p>
          </table:table-cell>
          <table:table-cell table:style-name="ce4" office:value-type="float" office:value="9.59375" calcext:value-type="float">
            <text:p>9.5937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Digit 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3x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1.421875" calcext:value-type="float">
            <text:p>31.421875</text:p>
          </table:table-cell>
          <table:table-cell table:style-name="ce4" office:value-type="float" office:value="3.076171875" calcext:value-type="float">
            <text:p>3.076171875</text:p>
          </table:table-cell>
          <table:table-cell table:style-name="ce4" office:value-type="float" office:value="0.6591796875" calcext:value-type="float">
            <text:p>0.6591796875</text:p>
          </table:table-cell>
          <table:table-cell table:style-name="ce4" office:value-type="float" office:value="1.9775390625" calcext:value-type="float">
            <text:p>1.9775390625</text:p>
          </table:table-cell>
          <table:table-cell table:style-name="ce4" office:value-type="float" office:value="1.7578125" calcext:value-type="float">
            <text:p>1.7578125</text:p>
          </table:table-cell>
          <table:table-cell table:style-name="ce4" office:value-type="float" office:value="35.59375" calcext:value-type="float">
            <text:p>35.59375</text:p>
          </table:table-cell>
          <table:table-cell table:style-name="ce4" office:value-type="float" office:value="1.9775390625" calcext:value-type="float">
            <text:p>1.9775390625</text:p>
          </table:table-cell>
          <table:table-cell table:style-name="ce4" office:value-type="float" office:value="3.296875" calcext:value-type="float">
            <text:p>3.296875</text:p>
          </table:table-cell>
          <table:table-cell table:style-name="ce4" office:value-type="float" office:value="0.2197265625" calcext:value-type="float">
            <text:p>0.219726562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4x3</text:p>
          </table:table-cell>
          <table:table-cell table:style-name="ce4" office:value-type="float" office:value="11.421875" calcext:value-type="float">
            <text:p>11.421875</text:p>
          </table:table-cell>
          <table:table-cell table:style-name="ce4" office:value-type="float" office:value="4.61328125" calcext:value-type="float">
            <text:p>4.61328125</text:p>
          </table:table-cell>
          <table:table-cell table:style-name="ce4" office:value-type="float" office:value="16.046875" calcext:value-type="float">
            <text:p>16.046875</text:p>
          </table:table-cell>
          <table:table-cell table:style-name="ce4" office:value-type="float" office:value="2.85546875" calcext:value-type="float">
            <text:p>2.85546875</text:p>
          </table:table-cell>
          <table:table-cell table:style-name="ce4" office:value-type="float" office:value="19.78125" calcext:value-type="float">
            <text:p>19.78125</text:p>
          </table:table-cell>
          <table:table-cell table:style-name="ce4" office:value-type="float" office:value="2.197265625" calcext:value-type="float">
            <text:p>2.197265625</text:p>
          </table:table-cell>
          <table:table-cell table:style-name="ce4" office:value-type="float" office:value="6.59375" calcext:value-type="float">
            <text:p>6.59375</text:p>
          </table:table-cell>
          <table:table-cell table:style-name="ce4" office:value-type="float" office:value="12.7421875" calcext:value-type="float">
            <text:p>12.7421875</text:p>
          </table:table-cell>
          <table:table-cell table:style-name="ce4" office:value-type="float" office:value="15.3828125" calcext:value-type="float">
            <text:p>15.3828125</text:p>
          </table:table-cell>
          <table:table-cell table:style-name="ce4" office:value-type="float" office:value="8.3515625" calcext:value-type="float">
            <text:p>8.351562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4</text:p>
          </table:table-cell>
          <table:table-cell table:style-name="ce4" office:value-type="float" office:value="32.75" calcext:value-type="float">
            <text:p>32.75</text:p>
          </table:table-cell>
          <table:table-cell table:style-name="ce4" office:value-type="float" office:value="2.41796875" calcext:value-type="float">
            <text:p>2.41796875</text:p>
          </table:table-cell>
          <table:table-cell table:style-name="ce4" office:value-type="float" office:value="27.25" calcext:value-type="float">
            <text:p>27.25</text:p>
          </table:table-cell>
          <table:table-cell table:style-name="ce4" office:value-type="float" office:value="1.7578125" calcext:value-type="float">
            <text:p>1.7578125</text:p>
          </table:table-cell>
          <table:table-cell table:style-name="ce4" office:value-type="float" office:value="4.17578125" calcext:value-type="float">
            <text:p>4.17578125</text:p>
          </table:table-cell>
          <table:table-cell table:style-name="ce4" office:value-type="float" office:value="0.87890625" calcext:value-type="float">
            <text:p>0.87890625</text:p>
          </table:table-cell>
          <table:table-cell table:style-name="ce4" office:value-type="float" office:value="6.59375" calcext:value-type="float">
            <text:p>6.59375</text:p>
          </table:table-cell>
          <table:table-cell table:style-name="ce4" office:value-type="float" office:value="8.3515625" calcext:value-type="float">
            <text:p>8.3515625</text:p>
          </table:table-cell>
          <table:table-cell table:style-name="ce4" office:value-type="float" office:value="13.40625" calcext:value-type="float">
            <text:p>13.40625</text:p>
          </table:table-cell>
          <table:table-cell table:style-name="ce4" office:value-type="float" office:value="2.41796875" calcext:value-type="float">
            <text:p>2.4179687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5</text:p>
          </table:table-cell>
          <table:table-cell table:style-name="ce4" office:value-type="float" office:value="12.2421875" calcext:value-type="float">
            <text:p>12.2421875</text:p>
          </table:table-cell>
          <table:table-cell table:style-name="ce4" office:value-type="float" office:value="2.041015625" calcext:value-type="float">
            <text:p>2.041015625</text:p>
          </table:table-cell>
          <table:table-cell table:style-name="ce4" office:value-type="float" office:value="32.875" calcext:value-type="float">
            <text:p>32.875</text:p>
          </table:table-cell>
          <table:table-cell table:style-name="ce4" office:value-type="float" office:value="15.921875" calcext:value-type="float">
            <text:p>15.921875</text:p>
          </table:table-cell>
          <table:table-cell table:style-name="ce4" office:value-type="float" office:value="1.6328125" calcext:value-type="float">
            <text:p>1.6328125</text:p>
          </table:table-cell>
          <table:table-cell table:style-name="ce4" office:value-type="float" office:value="0.408203125" calcext:value-type="float">
            <text:p>0.408203125</text:p>
          </table:table-cell>
          <table:table-cell table:style-name="ce4" office:value-type="float" office:value="7.55078125" calcext:value-type="float">
            <text:p>7.55078125</text:p>
          </table:table-cell>
          <table:table-cell table:style-name="ce4" office:value-type="float" office:value="5.51171875" calcext:value-type="float">
            <text:p>5.51171875</text:p>
          </table:table-cell>
          <table:table-cell table:style-name="ce4" office:value-type="float" office:value="13.8828125" calcext:value-type="float">
            <text:p>13.8828125</text:p>
          </table:table-cell>
          <table:table-cell table:style-name="ce4" office:value-type="float" office:value="7.9609375" calcext:value-type="float">
            <text:p>7.960937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9x6</text:p>
          </table:table-cell>
          <table:table-cell table:style-name="ce4" office:value-type="float" office:value="15.8046875" calcext:value-type="float">
            <text:p>15.8046875</text:p>
          </table:table-cell>
          <table:table-cell table:style-name="ce4" office:value-type="float" office:value="1.142578125" calcext:value-type="float">
            <text:p>1.142578125</text:p>
          </table:table-cell>
          <table:table-cell table:style-name="ce4" office:value-type="float" office:value="30.46875" calcext:value-type="float">
            <text:p>30.46875</text:p>
          </table:table-cell>
          <table:table-cell table:style-name="ce4" office:value-type="float" office:value="17.328125" calcext:value-type="float">
            <text:p>17.328125</text:p>
          </table:table-cell>
          <table:table-cell table:style-name="ce4" office:value-type="float" office:value="1.7138671875" calcext:value-type="float">
            <text:p>1.7138671875</text:p>
          </table:table-cell>
          <table:table-cell table:style-name="ce4" office:value-type="float" office:value="0.5712890625" calcext:value-type="float">
            <text:p>0.5712890625</text:p>
          </table:table-cell>
          <table:table-cell table:style-name="ce4" office:value-type="float" office:value="6.28515625" calcext:value-type="float">
            <text:p>6.28515625</text:p>
          </table:table-cell>
          <table:table-cell table:style-name="ce4" office:value-type="float" office:value="5.90625" calcext:value-type="float">
            <text:p>5.90625</text:p>
          </table:table-cell>
          <table:table-cell table:style-name="ce4" office:value-type="float" office:value="17.53125" calcext:value-type="float">
            <text:p>17.53125</text:p>
          </table:table-cell>
          <table:table-cell table:style-name="ce4" office:value-type="float" office:value="3.23828125" calcext:value-type="float">
            <text:p>3.2382812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1x7</text:p>
          </table:table-cell>
          <table:table-cell table:style-name="ce4" office:value-type="float" office:value="25.140625" calcext:value-type="float">
            <text:p>25.140625</text:p>
          </table:table-cell>
          <table:table-cell table:style-name="ce4" office:value-type="float" office:value="1.142578125" calcext:value-type="float">
            <text:p>1.142578125</text:p>
          </table:table-cell>
          <table:table-cell table:style-name="ce4" office:value-type="float" office:value="31.25" calcext:value-type="float">
            <text:p>31.25</text:p>
          </table:table-cell>
          <table:table-cell table:style-name="ce4" office:value-type="float" office:value="15.8046875" calcext:value-type="float">
            <text:p>15.8046875</text:p>
          </table:table-cell>
          <table:table-cell table:style-name="ce4" office:value-type="float" office:value="0.1904296875" calcext:value-type="float">
            <text:p>0.190429687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76171875" calcext:value-type="float">
            <text:p>0.76171875</text:p>
          </table:table-cell>
          <table:table-cell table:style-name="ce4" office:value-type="float" office:value="5.140625" calcext:value-type="float">
            <text:p>5.140625</text:p>
          </table:table-cell>
          <table:table-cell table:style-name="ce4" office:value-type="float" office:value="17.328125" calcext:value-type="float">
            <text:p>17.328125</text:p>
          </table:table-cell>
          <table:table-cell table:style-name="ce4" office:value-type="float" office:value="3.23828125" calcext:value-type="float">
            <text:p>3.2382812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Digit 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3x2</text:p>
          </table:table-cell>
          <table:table-cell table:style-name="ce4" office:value-type="float" office:value="14.1015625" calcext:value-type="float">
            <text:p>14.1015625</text:p>
          </table:table-cell>
          <table:table-cell table:style-name="ce4" office:value-type="float" office:value="11.7890625" calcext:value-type="float">
            <text:p>11.7890625</text:p>
          </table:table-cell>
          <table:table-cell table:style-name="ce4" office:value-type="float" office:value="1.025390625" calcext:value-type="float">
            <text:p>1.025390625</text:p>
          </table:table-cell>
          <table:table-cell table:style-name="ce4" office:value-type="float" office:value="1.5380859375" calcext:value-type="float">
            <text:p>1.5380859375</text:p>
          </table:table-cell>
          <table:table-cell table:style-name="ce4" office:value-type="float" office:value="3.58984375" calcext:value-type="float">
            <text:p>3.58984375</text:p>
          </table:table-cell>
          <table:table-cell table:style-name="ce4" office:value-type="float" office:value="16.921875" calcext:value-type="float">
            <text:p>16.921875</text:p>
          </table:table-cell>
          <table:table-cell table:style-name="ce4" office:value-type="float" office:value="15.3828125" calcext:value-type="float">
            <text:p>15.3828125</text:p>
          </table:table-cell>
          <table:table-cell table:style-name="ce4" office:value-type="float" office:value="0.5126953125" calcext:value-type="float">
            <text:p>0.5126953125</text:p>
          </table:table-cell>
          <table:table-cell table:style-name="ce4" office:value-type="float" office:value="29.734375" calcext:value-type="float">
            <text:p>29.734375</text:p>
          </table:table-cell>
          <table:table-cell table:style-name="ce4" office:value-type="float" office:value="5.3828125" calcext:value-type="float">
            <text:p>5.382812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4x3</text:p>
          </table:table-cell>
          <table:table-cell table:style-name="ce4" office:value-type="float" office:value="14.609375" calcext:value-type="float">
            <text:p>14.609375</text:p>
          </table:table-cell>
          <table:table-cell table:style-name="ce4" office:value-type="float" office:value="4.61328125" calcext:value-type="float">
            <text:p>4.61328125</text:p>
          </table:table-cell>
          <table:table-cell table:style-name="ce4" office:value-type="float" office:value="2.306640625" calcext:value-type="float">
            <text:p>2.306640625</text:p>
          </table:table-cell>
          <table:table-cell table:number-columns-repeated="2" table:style-name="ce4" office:value-type="float" office:value="11.7890625" calcext:value-type="float">
            <text:p>11.7890625</text:p>
          </table:table-cell>
          <table:table-cell table:style-name="ce4" office:value-type="float" office:value="11.28125" calcext:value-type="float">
            <text:p>11.28125</text:p>
          </table:table-cell>
          <table:table-cell table:style-name="ce4" office:value-type="float" office:value="12.8203125" calcext:value-type="float">
            <text:p>12.8203125</text:p>
          </table:table-cell>
          <table:table-cell table:style-name="ce4" office:value-type="float" office:value="1.025390625" calcext:value-type="float">
            <text:p>1.025390625</text:p>
          </table:table-cell>
          <table:table-cell table:style-name="ce4" office:value-type="float" office:value="14.359375" calcext:value-type="float">
            <text:p>14.359375</text:p>
          </table:table-cell>
          <table:table-cell table:style-name="ce4" office:value-type="float" office:value="15.3828125" calcext:value-type="float">
            <text:p>15.382812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4</text:p>
          </table:table-cell>
          <table:table-cell table:style-name="ce4" office:value-type="float" office:value="24.09375" calcext:value-type="float">
            <text:p>24.09375</text:p>
          </table:table-cell>
          <table:table-cell table:style-name="ce4" office:value-type="float" office:value="1.5380859375" calcext:value-type="float">
            <text:p>1.5380859375</text:p>
          </table:table-cell>
          <table:table-cell table:style-name="ce4" office:value-type="float" office:value="7.43359375" calcext:value-type="float">
            <text:p>7.4335937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6.6640625" calcext:value-type="float">
            <text:p>6.6640625</text:p>
          </table:table-cell>
          <table:table-cell table:style-name="ce4" office:value-type="float" office:value="5.3828125" calcext:value-type="float">
            <text:p>5.3828125</text:p>
          </table:table-cell>
          <table:table-cell table:style-name="ce4" office:value-type="float" office:value="7.69140625" calcext:value-type="float">
            <text:p>7.69140625</text:p>
          </table:table-cell>
          <table:table-cell table:style-name="ce4" office:value-type="float" office:value="1.5380859375" calcext:value-type="float">
            <text:p>1.5380859375</text:p>
          </table:table-cell>
          <table:table-cell table:style-name="ce4" office:value-type="float" office:value="16.40625" calcext:value-type="float">
            <text:p>16.40625</text:p>
          </table:table-cell>
          <table:table-cell table:style-name="ce4" office:value-type="float" office:value="9.2265625" calcext:value-type="float">
            <text:p>9.226562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5</text:p>
          </table:table-cell>
          <table:table-cell table:style-name="ce4" office:value-type="float" office:value="15.4765625" calcext:value-type="float">
            <text:p>15.4765625</text:p>
          </table:table-cell>
          <table:table-cell table:style-name="ce4" office:value-type="float" office:value="5.4765625" calcext:value-type="float">
            <text:p>5.4765625</text:p>
          </table:table-cell>
          <table:table-cell table:style-name="ce4" office:value-type="float" office:value="0.9521484375" calcext:value-type="float">
            <text:p>0.9521484375</text:p>
          </table:table-cell>
          <table:table-cell table:style-name="ce4" office:value-type="float" office:value="45.46875" calcext:value-type="float">
            <text:p>45.46875</text:p>
          </table:table-cell>
          <table:table-cell table:style-name="ce4" office:value-type="float" office:value="2.619140625" calcext:value-type="float">
            <text:p>2.619140625</text:p>
          </table:table-cell>
          <table:table-cell table:style-name="ce4" office:value-type="float" office:value="2.380859375" calcext:value-type="float">
            <text:p>2.380859375</text:p>
          </table:table-cell>
          <table:table-cell table:style-name="ce4" office:value-type="float" office:value="5.23828125" calcext:value-type="float">
            <text:p>5.23828125</text:p>
          </table:table-cell>
          <table:table-cell table:style-name="ce4" office:value-type="float" office:value="1.1904296875" calcext:value-type="float">
            <text:p>1.1904296875</text:p>
          </table:table-cell>
          <table:table-cell table:style-name="ce4" office:value-type="float" office:value="11.1875" calcext:value-type="float">
            <text:p>11.187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9x6</text:p>
          </table:table-cell>
          <table:table-cell table:style-name="ce4" office:value-type="float" office:value="22.671875" calcext:value-type="float">
            <text:p>22.67187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.333984375" calcext:value-type="float">
            <text:p>1.333984375</text:p>
          </table:table-cell>
          <table:table-cell table:style-name="ce4" office:value-type="float" office:value="42.21875" calcext:value-type="float">
            <text:p>42.2187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.5546875" calcext:value-type="float">
            <text:p>3.5546875</text:p>
          </table:table-cell>
          <table:table-cell table:style-name="ce4" office:value-type="float" office:value="6.4453125" calcext:value-type="float">
            <text:p>6.4453125</text:p>
          </table:table-cell>
          <table:table-cell table:style-name="ce4" office:value-type="float" office:value="1.77734375" calcext:value-type="float">
            <text:p>1.77734375</text:p>
          </table:table-cell>
          <table:table-cell table:style-name="ce4" office:value-type="float" office:value="6.4453125" calcext:value-type="float">
            <text:p>6.4453125</text:p>
          </table:table-cell>
          <table:table-cell table:style-name="ce4" office:value-type="float" office:value="7.5546875" calcext:value-type="float">
            <text:p>7.554687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1x7</text:p>
          </table:table-cell>
          <table:table-cell table:style-name="ce4" office:value-type="float" office:value="25.78125" calcext:value-type="float">
            <text:p>25.78125</text:p>
          </table:table-cell>
          <table:table-cell table:style-name="ce4" office:value-type="float" office:value="7.33203125" calcext:value-type="float">
            <text:p>7.33203125</text:p>
          </table:table-cell>
          <table:table-cell table:style-name="ce4" office:value-type="float" office:value="1.111328125" calcext:value-type="float">
            <text:p>1.111328125</text:p>
          </table:table-cell>
          <table:table-cell table:style-name="ce4" office:value-type="float" office:value="39.5625" calcext:value-type="float">
            <text:p>39.5625</text:p>
          </table:table-cell>
          <table:table-cell table:style-name="ce4" office:value-type="float" office:value="0.6669921875" calcext:value-type="float">
            <text:p>0.666992187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.4453125" calcext:value-type="float">
            <text:p>4.4453125</text:p>
          </table:table-cell>
          <table:table-cell table:style-name="ce4" office:value-type="float" office:value="2.22265625" calcext:value-type="float">
            <text:p>2.22265625</text:p>
          </table:table-cell>
          <table:table-cell table:style-name="ce4" office:value-type="float" office:value="14.4375" calcext:value-type="float">
            <text:p>14.4375</text:p>
          </table:table-cell>
          <table:table-cell table:style-name="ce4" office:value-type="float" office:value="4.4453125" calcext:value-type="float">
            <text:p>4.445312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Digit 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3x2</text:p>
          </table:table-cell>
          <table:table-cell table:style-name="ce4" office:value-type="float" office:value="4.4296875" calcext:value-type="float">
            <text:p>4.4296875</text:p>
          </table:table-cell>
          <table:table-cell table:style-name="ce4" office:value-type="float" office:value="5.36328125" calcext:value-type="float">
            <text:p>5.363281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69921875" calcext:value-type="float">
            <text:p>0.69921875</text:p>
          </table:table-cell>
          <table:table-cell table:style-name="ce4" office:value-type="float" office:value="6.29296875" calcext:value-type="float">
            <text:p>6.29296875</text:p>
          </table:table-cell>
          <table:table-cell table:style-name="ce4" office:value-type="float" office:value="15.609375" calcext:value-type="float">
            <text:p>15.609375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9609375" calcext:value-type="float">
            <text:p>3.9609375</text:p>
          </table:table-cell>
          <table:table-cell table:style-name="ce4" office:value-type="float" office:value="1.630859375" calcext:value-type="float">
            <text:p>1.63085937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4x3</text:p>
          </table:table-cell>
          <table:table-cell table:style-name="ce4" office:value-type="float" office:value="0.69921875" calcext:value-type="float">
            <text:p>0.69921875</text:p>
          </table:table-cell>
          <table:table-cell table:style-name="ce4" office:value-type="float" office:value="1.630859375" calcext:value-type="float">
            <text:p>1.630859375</text:p>
          </table:table-cell>
          <table:table-cell table:style-name="ce4" office:value-type="float" office:value="0.2330322265625" calcext:value-type="float">
            <text:p>0.2330322266</text:p>
          </table:table-cell>
          <table:table-cell table:style-name="ce4" office:value-type="float" office:value="0.466064453125" calcext:value-type="float">
            <text:p>0.4660644531</text:p>
          </table:table-cell>
          <table:table-cell table:style-name="ce4" office:value-type="float" office:value="31.21875" calcext:value-type="float">
            <text:p>31.21875</text:p>
          </table:table-cell>
          <table:table-cell table:style-name="ce4" office:value-type="float" office:value="14.453125" calcext:value-type="float">
            <text:p>14.453125</text:p>
          </table:table-cell>
          <table:table-cell table:style-name="ce4" office:value-type="float" office:value="36.84375" calcext:value-type="float">
            <text:p>36.84375</text:p>
          </table:table-cell>
          <table:table-cell table:style-name="ce4" office:value-type="float" office:value="2.09765625" calcext:value-type="float">
            <text:p>2.09765625</text:p>
          </table:table-cell>
          <table:table-cell table:style-name="ce4" office:value-type="float" office:value="6.5234375" calcext:value-type="float">
            <text:p>6.5234375</text:p>
          </table:table-cell>
          <table:table-cell table:style-name="ce4" office:value-type="float" office:value="5.828125" calcext:value-type="float">
            <text:p>5.82812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4</text:p>
          </table:table-cell>
          <table:table-cell table:style-name="ce4" office:value-type="float" office:value="10.0234375" calcext:value-type="float">
            <text:p>10.0234375</text:p>
          </table:table-cell>
          <table:table-cell table:style-name="ce4" office:value-type="float" office:value="0.93212890625" calcext:value-type="float">
            <text:p>0.9321289063</text:p>
          </table:table-cell>
          <table:table-cell table:style-name="ce4" office:value-type="float" office:value="0.2330322265625" calcext:value-type="float">
            <text:p>0.233032226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3.375" calcext:value-type="float">
            <text:p>43.375</text:p>
          </table:table-cell>
          <table:table-cell table:style-name="ce4" office:value-type="float" office:value="0.69921875" calcext:value-type="float">
            <text:p>0.69921875</text:p>
          </table:table-cell>
          <table:table-cell table:style-name="ce4" office:value-type="float" office:value="35.4375" calcext:value-type="float">
            <text:p>35.437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2265625" calcext:value-type="float">
            <text:p>7.2265625</text:p>
          </table:table-cell>
          <table:table-cell table:style-name="ce4" office:value-type="float" office:value="2.09765625" calcext:value-type="float">
            <text:p>2.0976562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5</text:p>
          </table:table-cell>
          <table:table-cell table:style-name="ce4" office:value-type="float" office:value="6.92578125" calcext:value-type="float">
            <text:p>6.92578125</text:p>
          </table:table-cell>
          <table:table-cell table:style-name="ce4" office:value-type="float" office:value="1.0830078125" calcext:value-type="float">
            <text:p>1.0830078125</text:p>
          </table:table-cell>
          <table:table-cell table:style-name="ce4" office:value-type="float" office:value="0.6494140625" calcext:value-type="float">
            <text:p>0.6494140625</text:p>
          </table:table-cell>
          <table:table-cell table:style-name="ce4" office:value-type="float" office:value="2.59765625" calcext:value-type="float">
            <text:p>2.59765625</text:p>
          </table:table-cell>
          <table:table-cell table:style-name="ce4" office:value-type="float" office:value="49.15625" calcext:value-type="float">
            <text:p>49.15625</text:p>
          </table:table-cell>
          <table:table-cell table:style-name="ce4" office:value-type="float" office:value="3.24609375" calcext:value-type="float">
            <text:p>3.24609375</text:p>
          </table:table-cell>
          <table:table-cell table:style-name="ce4" office:value-type="float" office:value="16.875" calcext:value-type="float">
            <text:p>16.875</text:p>
          </table:table-cell>
          <table:table-cell table:style-name="ce4" office:value-type="float" office:value="0.6494140625" calcext:value-type="float">
            <text:p>0.6494140625</text:p>
          </table:table-cell>
          <table:table-cell table:style-name="ce4" office:value-type="float" office:value="11.8984375" calcext:value-type="float">
            <text:p>11.8984375</text:p>
          </table:table-cell>
          <table:table-cell table:style-name="ce4" office:value-type="float" office:value="6.92578125" calcext:value-type="float">
            <text:p>6.9257812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9x6</text:p>
          </table:table-cell>
          <table:table-cell table:style-name="ce4" office:value-type="float" office:value="9.6953125" calcext:value-type="float">
            <text:p>9.6953125</text:p>
          </table:table-cell>
          <table:table-cell table:style-name="ce4" office:value-type="float" office:value="1.009765625" calcext:value-type="float">
            <text:p>1.009765625</text:p>
          </table:table-cell>
          <table:table-cell table:style-name="ce4" office:value-type="float" office:value="0.404052734375" calcext:value-type="float">
            <text:p>0.4040527344</text:p>
          </table:table-cell>
          <table:table-cell table:style-name="ce4" office:value-type="float" office:value="3.232421875" calcext:value-type="float">
            <text:p>3.232421875</text:p>
          </table:table-cell>
          <table:table-cell table:style-name="ce4" office:value-type="float" office:value="38.1875" calcext:value-type="float">
            <text:p>38.1875</text:p>
          </table:table-cell>
          <table:table-cell table:style-name="ce4" office:value-type="float" office:value="3.83984375" calcext:value-type="float">
            <text:p>3.8398437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.01953125" calcext:value-type="float">
            <text:p>2.01953125</text:p>
          </table:table-cell>
          <table:table-cell table:style-name="ce4" office:value-type="float" office:value="16.5625" calcext:value-type="float">
            <text:p>16.5625</text:p>
          </table:table-cell>
          <table:table-cell table:style-name="ce4" office:value-type="float" office:value="5.05078125" calcext:value-type="float">
            <text:p>5.0507812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1x7</text:p>
          </table:table-cell>
          <table:table-cell table:style-name="ce4" office:value-type="float" office:value="9.5" calcext:value-type="float">
            <text:p>9.5</text:p>
          </table:table-cell>
          <table:table-cell table:style-name="ce4" office:value-type="float" office:value="0.80810546875" calcext:value-type="float">
            <text:p>0.8081054688</text:p>
          </table:table-cell>
          <table:table-cell table:style-name="ce4" office:value-type="float" office:value="1.4140625" calcext:value-type="float">
            <text:p>1.4140625</text:p>
          </table:table-cell>
          <table:table-cell table:style-name="ce4" office:value-type="float" office:value="2.22265625" calcext:value-type="float">
            <text:p>2.22265625</text:p>
          </table:table-cell>
          <table:table-cell table:style-name="ce4" office:value-type="float" office:value="35.34375" calcext:value-type="float">
            <text:p>35.34375</text:p>
          </table:table-cell>
          <table:table-cell table:style-name="ce4" office:value-type="float" office:value="1.2119140625" calcext:value-type="float">
            <text:p>1.2119140625</text:p>
          </table:table-cell>
          <table:table-cell table:style-name="ce4" office:value-type="float" office:value="32.3125" calcext:value-type="float">
            <text:p>32.3125</text:p>
          </table:table-cell>
          <table:table-cell table:style-name="ce4" office:value-type="float" office:value="0.60595703125" calcext:value-type="float">
            <text:p>0.6059570313</text:p>
          </table:table-cell>
          <table:table-cell table:style-name="ce4" office:value-type="float" office:value="16.15625" calcext:value-type="float">
            <text:p>16.15625</text:p>
          </table:table-cell>
          <table:table-cell table:style-name="ce4" office:value-type="float" office:value="0.404052734375" calcext:value-type="float">
            <text:p>0.4040527344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Digit 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3x2</text:p>
          </table:table-cell>
          <table:table-cell table:style-name="ce4" office:value-type="float" office:value="2.76171875" calcext:value-type="float">
            <text:p>2.76171875</text:p>
          </table:table-cell>
          <table:table-cell table:style-name="ce4" office:value-type="float" office:value="7.30078125" calcext:value-type="float">
            <text:p>7.300781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.380859375" calcext:value-type="float">
            <text:p>1.380859375</text:p>
          </table:table-cell>
          <table:table-cell table:style-name="ce4" office:value-type="float" office:value="33.53125" calcext:value-type="float">
            <text:p>33.53125</text:p>
          </table:table-cell>
          <table:table-cell table:style-name="ce4" office:value-type="float" office:value="39.84375" calcext:value-type="float">
            <text:p>39.84375</text:p>
          </table:table-cell>
          <table:table-cell table:style-name="ce4" office:value-type="float" office:value="0.197265625" calcext:value-type="float">
            <text:p>0.197265625</text:p>
          </table:table-cell>
          <table:table-cell table:style-name="ce4" office:value-type="float" office:value="13.015625" calcext:value-type="float">
            <text:p>13.015625</text:p>
          </table:table-cell>
          <table:table-cell table:style-name="ce4" office:value-type="float" office:value="1.97265625" calcext:value-type="float">
            <text:p>1.9726562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4x3</text:p>
          </table:table-cell>
          <table:table-cell table:style-name="ce4" office:value-type="float" office:value="1.97265625" calcext:value-type="float">
            <text:p>1.97265625</text:p>
          </table:table-cell>
          <table:table-cell table:style-name="ce4" office:value-type="float" office:value="0.7890625" calcext:value-type="float">
            <text:p>0.78906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591796875" calcext:value-type="float">
            <text:p>0.591796875</text:p>
          </table:table-cell>
          <table:table-cell table:style-name="ce4" office:value-type="float" office:value="17.75" calcext:value-type="float">
            <text:p>17.75</text:p>
          </table:table-cell>
          <table:table-cell table:style-name="ce4" office:value-type="float" office:value="27.421875" calcext:value-type="float">
            <text:p>27.421875</text:p>
          </table:table-cell>
          <table:table-cell table:style-name="ce4" office:value-type="float" office:value="36.3125" calcext:value-type="float">
            <text:p>36.3125</text:p>
          </table:table-cell>
          <table:table-cell table:style-name="ce4" office:value-type="float" office:value="0.591796875" calcext:value-type="float">
            <text:p>0.591796875</text:p>
          </table:table-cell>
          <table:table-cell table:style-name="ce4" office:value-type="float" office:value="4.33984375" calcext:value-type="float">
            <text:p>4.33984375</text:p>
          </table:table-cell>
          <table:table-cell table:style-name="ce4" office:value-type="float" office:value="10.25" calcext:value-type="float">
            <text:p>10.25</text:p>
          </table:table-cell>
          <table:table-cell office:value-type="string" calcext:value-type="string">
            <text:p>Matrice de confusion global sans bruits ajouté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" office:value-type="string" calcext:value-type="string">
            <text:p>6x4</text:p>
          </table:table-cell>
          <table:table-cell table:style-name="ce4" office:value-type="float" office:value="11.2421875" calcext:value-type="float">
            <text:p>11.2421875</text:p>
          </table:table-cell>
          <table:table-cell table:style-name="ce4" office:value-type="float" office:value="1.7744140625" calcext:value-type="float">
            <text:p>1.77441406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7890625" calcext:value-type="float">
            <text:p>0.7890625</text:p>
          </table:table-cell>
          <table:table-cell table:style-name="ce4" office:value-type="float" office:value="13.8046875" calcext:value-type="float">
            <text:p>13.8046875</text:p>
          </table:table-cell>
          <table:table-cell table:style-name="ce4" office:value-type="float" office:value="23.46875" calcext:value-type="float">
            <text:p>23.46875</text:p>
          </table:table-cell>
          <table:table-cell table:style-name="ce4" office:value-type="float" office:value="36.3125" calcext:value-type="float">
            <text:p>36.31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.28125" calcext:value-type="float">
            <text:p>8.28125</text:p>
          </table:table-cell>
          <table:table-cell table:style-name="ce4" office:value-type="float" office:value="4.33984375" calcext:value-type="float">
            <text:p>4.3398437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5</text:p>
          </table:table-cell>
          <table:table-cell table:style-name="ce4" office:value-type="float" office:value="9.15625" calcext:value-type="float">
            <text:p>9.15625</text:p>
          </table:table-cell>
          <table:table-cell table:style-name="ce4" office:value-type="float" office:value="4.2109375" calcext:value-type="float">
            <text:p>4.2109375</text:p>
          </table:table-cell>
          <table:table-cell table:style-name="ce4" office:value-type="float" office:value="0.18310546875" calcext:value-type="float">
            <text:p>0.1831054688</text:p>
          </table:table-cell>
          <table:table-cell table:style-name="ce4" office:value-type="float" office:value="3.845703125" calcext:value-type="float">
            <text:p>3.845703125</text:p>
          </table:table-cell>
          <table:table-cell table:style-name="ce4" office:value-type="float" office:value="2.5625" calcext:value-type="float">
            <text:p>2.5625</text:p>
          </table:table-cell>
          <table:table-cell table:style-name="ce4" office:value-type="float" office:value="29.859375" calcext:value-type="float">
            <text:p>29.859375</text:p>
          </table:table-cell>
          <table:table-cell table:style-name="ce4" office:value-type="float" office:value="28.203125" calcext:value-type="float">
            <text:p>28.2031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.3359375" calcext:value-type="float">
            <text:p>9.3359375</text:p>
          </table:table-cell>
          <table:table-cell table:style-name="ce4" office:value-type="float" office:value="12.6328125" calcext:value-type="float">
            <text:p>12.632812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9x6</text:p>
          </table:table-cell>
          <table:table-cell table:style-name="ce4" office:value-type="float" office:value="15.3828125" calcext:value-type="float">
            <text:p>15.3828125</text:p>
          </table:table-cell>
          <table:table-cell table:style-name="ce4" office:value-type="float" office:value="4.2734375" calcext:value-type="float">
            <text:p>4.2734375</text:p>
          </table:table-cell>
          <table:table-cell table:style-name="ce4" office:value-type="float" office:value="0.341796875" calcext:value-type="float">
            <text:p>0.341796875</text:p>
          </table:table-cell>
          <table:table-cell table:style-name="ce4" office:value-type="float" office:value="2.22265625" calcext:value-type="float">
            <text:p>2.22265625</text:p>
          </table:table-cell>
          <table:table-cell table:style-name="ce4" office:value-type="float" office:value="3.24609375" calcext:value-type="float">
            <text:p>3.24609375</text:p>
          </table:table-cell>
          <table:table-cell table:style-name="ce4" office:value-type="float" office:value="32.96875" calcext:value-type="float">
            <text:p>32.96875</text:p>
          </table:table-cell>
          <table:table-cell table:style-name="ce4" office:value-type="float" office:value="15.3828125" calcext:value-type="float">
            <text:p>15.3828125</text:p>
          </table:table-cell>
          <table:table-cell table:style-name="ce4" office:value-type="float" office:value="0.68359375" calcext:value-type="float">
            <text:p>0.68359375</text:p>
          </table:table-cell>
          <table:table-cell table:style-name="ce4" office:value-type="float" office:value="16.75" calcext:value-type="float">
            <text:p>16.75</text:p>
          </table:table-cell>
          <table:table-cell table:style-name="ce4" office:value-type="float" office:value="8.71875" calcext:value-type="float">
            <text:p>8.7187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1x7</text:p>
          </table:table-cell>
          <table:table-cell table:style-name="ce4" office:value-type="float" office:value="9.9140625" calcext:value-type="float">
            <text:p>9.9140625</text:p>
          </table:table-cell>
          <table:table-cell table:style-name="ce4" office:value-type="float" office:value="4.95703125" calcext:value-type="float">
            <text:p>4.957031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.05078125" calcext:value-type="float">
            <text:p>2.05078125</text:p>
          </table:table-cell>
          <table:table-cell table:style-name="ce4" office:value-type="float" office:value="0.1708984375" calcext:value-type="float">
            <text:p>0.1708984375</text:p>
          </table:table-cell>
          <table:table-cell table:style-name="ce4" office:value-type="float" office:value="43.40625" calcext:value-type="float">
            <text:p>43.40625</text:p>
          </table:table-cell>
          <table:table-cell table:style-name="ce4" office:value-type="float" office:value="18.625" calcext:value-type="float">
            <text:p>18.625</text:p>
          </table:table-cell>
          <table:table-cell table:style-name="ce4" office:value-type="float" office:value="0.341796875" calcext:value-type="float">
            <text:p>0.341796875</text:p>
          </table:table-cell>
          <table:table-cell table:style-name="ce4" office:value-type="float" office:value="16.234375" calcext:value-type="float">
            <text:p>16.234375</text:p>
          </table:table-cell>
          <table:table-cell table:style-name="ce4" office:value-type="float" office:value="4.2734375" calcext:value-type="float">
            <text:p>4.273437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Digit 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3x2</text:p>
          </table:table-cell>
          <table:table-cell table:style-name="ce4" office:value-type="float" office:value="1.373046875" calcext:value-type="float">
            <text:p>1.373046875</text:p>
          </table:table-cell>
          <table:table-cell table:style-name="ce4" office:value-type="float" office:value="7.4140625" calcext:value-type="float">
            <text:p>7.4140625</text:p>
          </table:table-cell>
          <table:table-cell table:number-columns-repeated="2" table:style-name="ce4" office:value-type="float" office:value="0.274658203125" calcext:value-type="float">
            <text:p>0.2746582031</text:p>
          </table:table-cell>
          <table:table-cell table:style-name="ce4" office:value-type="float" office:value="0.82421875" calcext:value-type="float">
            <text:p>0.82421875</text:p>
          </table:table-cell>
          <table:table-cell table:style-name="ce4" office:value-type="float" office:value="14.28125" calcext:value-type="float">
            <text:p>14.28125</text:p>
          </table:table-cell>
          <table:table-cell table:style-name="ce4" office:value-type="float" office:value="61.28125" calcext:value-type="float">
            <text:p>61.281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.4609375" calcext:value-type="float">
            <text:p>13.4609375</text:p>
          </table:table-cell>
          <table:table-cell table:style-name="ce4" office:value-type="float" office:value="0.82421875" calcext:value-type="float">
            <text:p>0.8242187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4x3</text:p>
          </table:table-cell>
          <table:table-cell table:style-name="ce4" office:value-type="float" office:value="2.74609375" calcext:value-type="float">
            <text:p>2.7460937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6.765625" calcext:value-type="float">
            <text:p>16.765625</text:p>
          </table:table-cell>
          <table:table-cell table:style-name="ce4" office:value-type="float" office:value="10.984375" calcext:value-type="float">
            <text:p>10.984375</text:p>
          </table:table-cell>
          <table:table-cell table:style-name="ce4" office:value-type="float" office:value="58.25" calcext:value-type="float">
            <text:p>58.25</text:p>
          </table:table-cell>
          <table:table-cell table:style-name="ce4" office:value-type="float" office:value="0.82421875" calcext:value-type="float">
            <text:p>0.82421875</text:p>
          </table:table-cell>
          <table:table-cell table:style-name="ce4" office:value-type="float" office:value="3.021484375" calcext:value-type="float">
            <text:p>3.021484375</text:p>
          </table:table-cell>
          <table:table-cell table:style-name="ce4" office:value-type="float" office:value="7.4140625" calcext:value-type="float">
            <text:p>7.414062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4</text:p>
          </table:table-cell>
          <table:table-cell table:style-name="ce4" office:value-type="float" office:value="14.015625" calcext:value-type="float">
            <text:p>14.015625</text:p>
          </table:table-cell>
          <table:table-cell table:style-name="ce4" office:value-type="float" office:value="1.9228515625" calcext:value-type="float">
            <text:p>1.9228515625</text:p>
          </table:table-cell>
          <table:table-cell table:style-name="ce4" office:value-type="float" office:value="3.021484375" calcext:value-type="float">
            <text:p>3.02148437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7.578125" calcext:value-type="float">
            <text:p>17.578125</text:p>
          </table:table-cell>
          <table:table-cell table:style-name="ce4" office:value-type="float" office:value="2.47265625" calcext:value-type="float">
            <text:p>2.47265625</text:p>
          </table:table-cell>
          <table:table-cell table:style-name="ce4" office:value-type="float" office:value="44.25" calcext:value-type="float">
            <text:p>44.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5.9296875" calcext:value-type="float">
            <text:p>15.9296875</text:p>
          </table:table-cell>
          <table:table-cell table:style-name="ce4" office:value-type="float" office:value="0.82421875" calcext:value-type="float">
            <text:p>0.8242187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5</text:p>
          </table:table-cell>
          <table:table-cell table:style-name="ce4" office:value-type="float" office:value="14.5390625" calcext:value-type="float">
            <text:p>14.5390625</text:p>
          </table:table-cell>
          <table:table-cell table:style-name="ce4" office:value-type="float" office:value="0.76513671875" calcext:value-type="float">
            <text:p>0.7651367188</text:p>
          </table:table-cell>
          <table:table-cell table:style-name="ce4" office:value-type="float" office:value="0.255126953125" calcext:value-type="float">
            <text:p>0.2551269531</text:p>
          </table:table-cell>
          <table:table-cell table:style-name="ce4" office:value-type="float" office:value="0.76513671875" calcext:value-type="float">
            <text:p>0.7651367188</text:p>
          </table:table-cell>
          <table:table-cell table:style-name="ce4" office:value-type="float" office:value="2.55078125" calcext:value-type="float">
            <text:p>2.55078125</text:p>
          </table:table-cell>
          <table:table-cell table:style-name="ce4" office:value-type="float" office:value="4.59375" calcext:value-type="float">
            <text:p>4.59375</text:p>
          </table:table-cell>
          <table:table-cell table:style-name="ce4" office:value-type="float" office:value="48.96875" calcext:value-type="float">
            <text:p>48.96875</text:p>
          </table:table-cell>
          <table:table-cell table:style-name="ce4" office:value-type="float" office:value="0.255126953125" calcext:value-type="float">
            <text:p>0.2551269531</text:p>
          </table:table-cell>
          <table:table-cell table:style-name="ce4" office:value-type="float" office:value="19.640625" calcext:value-type="float">
            <text:p>19.640625</text:p>
          </table:table-cell>
          <table:table-cell table:style-name="ce4" office:value-type="float" office:value="7.65234375" calcext:value-type="float">
            <text:p>7.6523437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9x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.85546875" calcext:value-type="float">
            <text:p>2.85546875</text:p>
          </table:table-cell>
          <table:table-cell table:style-name="ce4" office:value-type="float" office:value="0.238037109375" calcext:value-type="float">
            <text:p>0.2380371094</text:p>
          </table:table-cell>
          <table:table-cell table:style-name="ce4" office:value-type="float" office:value="3.80859375" calcext:value-type="float">
            <text:p>3.80859375</text:p>
          </table:table-cell>
          <table:table-cell table:style-name="ce4" office:value-type="float" office:value="5.23828125" calcext:value-type="float">
            <text:p>5.23828125</text:p>
          </table:table-cell>
          <table:table-cell table:style-name="ce4" office:value-type="float" office:value="6.42578125" calcext:value-type="float">
            <text:p>6.42578125</text:p>
          </table:table-cell>
          <table:table-cell table:style-name="ce4" office:value-type="float" office:value="35.21875" calcext:value-type="float">
            <text:p>35.21875</text:p>
          </table:table-cell>
          <table:table-cell table:style-name="ce4" office:value-type="float" office:value="1.1904296875" calcext:value-type="float">
            <text:p>1.1904296875</text:p>
          </table:table-cell>
          <table:table-cell table:style-name="ce4" office:value-type="float" office:value="22.375" calcext:value-type="float">
            <text:p>22.375</text:p>
          </table:table-cell>
          <table:table-cell table:style-name="ce4" office:value-type="float" office:value="2.619140625" calcext:value-type="float">
            <text:p>2.61914062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1x7</text:p>
          </table:table-cell>
          <table:table-cell table:style-name="ce4" office:value-type="float" office:value="14.5234375" calcext:value-type="float">
            <text:p>14.5234375</text:p>
          </table:table-cell>
          <table:table-cell table:style-name="ce4" office:value-type="float" office:value="1.666015625" calcext:value-type="float">
            <text:p>1.666015625</text:p>
          </table:table-cell>
          <table:table-cell table:style-name="ce4" office:value-type="float" office:value="0.238037109375" calcext:value-type="float">
            <text:p>0.238037109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7138671875" calcext:value-type="float">
            <text:p>0.7138671875</text:p>
          </table:table-cell>
          <table:table-cell table:style-name="ce4" office:value-type="float" office:value="5.7109375" calcext:value-type="float">
            <text:p>5.7109375</text:p>
          </table:table-cell>
          <table:table-cell table:style-name="ce4" office:value-type="float" office:value="40.9375" calcext:value-type="float">
            <text:p>40.9375</text:p>
          </table:table-cell>
          <table:table-cell table:style-name="ce4" office:value-type="float" office:value="0.7138671875" calcext:value-type="float">
            <text:p>0.7138671875</text:p>
          </table:table-cell>
          <table:table-cell table:style-name="ce4" office:value-type="float" office:value="27.859375" calcext:value-type="float">
            <text:p>27.859375</text:p>
          </table:table-cell>
          <table:table-cell table:style-name="ce4" office:value-type="float" office:value="2.619140625" calcext:value-type="float">
            <text:p>2.61914062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Digit 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3x2</text:p>
          </table:table-cell>
          <table:table-cell table:style-name="ce4" office:value-type="float" office:value="24.25" calcext:value-type="float">
            <text:p>24.25</text:p>
          </table:table-cell>
          <table:table-cell table:style-name="ce4" office:value-type="float" office:value="31.671875" calcext:value-type="float">
            <text:p>31.671875</text:p>
          </table:table-cell>
          <table:table-cell table:number-columns-repeated="2" table:style-name="ce4" office:value-type="float" office:value="0.2958984375" calcext:value-type="float">
            <text:p>0.2958984375</text:p>
          </table:table-cell>
          <table:table-cell table:style-name="ce4" office:value-type="float" office:value="1.18359375" calcext:value-type="float">
            <text:p>1.18359375</text:p>
          </table:table-cell>
          <table:table-cell table:style-name="ce4" office:value-type="float" office:value="0.591796875" calcext:value-type="float">
            <text:p>0.591796875</text:p>
          </table:table-cell>
          <table:table-cell table:style-name="ce4" office:value-type="float" office:value="23.078125" calcext:value-type="float">
            <text:p>23.078125</text:p>
          </table:table-cell>
          <table:table-cell table:style-name="ce4" office:value-type="float" office:value="2.3671875" calcext:value-type="float">
            <text:p>2.3671875</text:p>
          </table:table-cell>
          <table:table-cell table:style-name="ce4" office:value-type="float" office:value="12.4296875" calcext:value-type="float">
            <text:p>12.4296875</text:p>
          </table:table-cell>
          <table:table-cell table:style-name="ce4" office:value-type="float" office:value="3.845703125" calcext:value-type="float">
            <text:p>3.84570312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4x3</text:p>
          </table:table-cell>
          <table:table-cell table:style-name="ce4" office:value-type="float" office:value="11.5390625" calcext:value-type="float">
            <text:p>11.5390625</text:p>
          </table:table-cell>
          <table:table-cell table:style-name="ce4" office:value-type="float" office:value="5.32421875" calcext:value-type="float">
            <text:p>5.32421875</text:p>
          </table:table-cell>
          <table:table-cell table:style-name="ce4" office:value-type="float" office:value="7.69140625" calcext:value-type="float">
            <text:p>7.691406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.71875" calcext:value-type="float">
            <text:p>20.71875</text:p>
          </table:table-cell>
          <table:table-cell table:style-name="ce4" office:value-type="float" office:value="2.958984375" calcext:value-type="float">
            <text:p>2.958984375</text:p>
          </table:table-cell>
          <table:table-cell table:style-name="ce4" office:value-type="float" office:value="6.8046875" calcext:value-type="float">
            <text:p>6.8046875</text:p>
          </table:table-cell>
          <table:table-cell table:style-name="ce4" office:value-type="float" office:value="17.15625" calcext:value-type="float">
            <text:p>17.15625</text:p>
          </table:table-cell>
          <table:table-cell table:style-name="ce4" office:value-type="float" office:value="14.1953125" calcext:value-type="float">
            <text:p>14.1953125</text:p>
          </table:table-cell>
          <table:table-cell table:style-name="ce4" office:value-type="float" office:value="13.609375" calcext:value-type="float">
            <text:p>13.60937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4</text:p>
          </table:table-cell>
          <table:table-cell table:style-name="ce4" office:value-type="float" office:value="35.21875" calcext:value-type="float">
            <text:p>35.21875</text:p>
          </table:table-cell>
          <table:table-cell table:style-name="ce4" office:value-type="float" office:value="0.88720703125" calcext:value-type="float">
            <text:p>0.8872070313</text:p>
          </table:table-cell>
          <table:table-cell table:style-name="ce4" office:value-type="float" office:value="10.953125" calcext:value-type="float">
            <text:p>10.953125</text:p>
          </table:table-cell>
          <table:table-cell table:style-name="ce4" office:value-type="float" office:value="3.845703125" calcext:value-type="float">
            <text:p>3.845703125</text:p>
          </table:table-cell>
          <table:table-cell table:style-name="ce4" office:value-type="float" office:value="0.591796875" calcext:value-type="float">
            <text:p>0.591796875</text:p>
          </table:table-cell>
          <table:table-cell table:style-name="ce4" office:value-type="float" office:value="0.2958984375" calcext:value-type="float">
            <text:p>0.2958984375</text:p>
          </table:table-cell>
          <table:table-cell table:style-name="ce4" office:value-type="float" office:value="5.32421875" calcext:value-type="float">
            <text:p>5.32421875</text:p>
          </table:table-cell>
          <table:table-cell table:style-name="ce4" office:value-type="float" office:value="23.96875" calcext:value-type="float">
            <text:p>23.96875</text:p>
          </table:table-cell>
          <table:table-cell table:style-name="ce4" office:value-type="float" office:value="16.265625" calcext:value-type="float">
            <text:p>16.265625</text:p>
          </table:table-cell>
          <table:table-cell table:style-name="ce4" office:value-type="float" office:value="2.662109375" calcext:value-type="float">
            <text:p>2.66210937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5</text:p>
          </table:table-cell>
          <table:table-cell table:style-name="ce4" office:value-type="float" office:value="11.2578125" calcext:value-type="float">
            <text:p>11.2578125</text:p>
          </table:table-cell>
          <table:table-cell table:style-name="ce4" office:value-type="float" office:value="1.373046875" calcext:value-type="float">
            <text:p>1.373046875</text:p>
          </table:table-cell>
          <table:table-cell table:style-name="ce4" office:value-type="float" office:value="6.31640625" calcext:value-type="float">
            <text:p>6.31640625</text:p>
          </table:table-cell>
          <table:table-cell table:style-name="ce4" office:value-type="float" office:value="16.765625" calcext:value-type="float">
            <text:p>16.765625</text:p>
          </table:table-cell>
          <table:table-cell table:style-name="ce4" office:value-type="float" office:value="6.59375" calcext:value-type="float">
            <text:p>6.59375</text:p>
          </table:table-cell>
          <table:table-cell table:style-name="ce4" office:value-type="float" office:value="1.0986328125" calcext:value-type="float">
            <text:p>1.0986328125</text:p>
          </table:table-cell>
          <table:table-cell table:style-name="ce4" office:value-type="float" office:value="5.4921875" calcext:value-type="float">
            <text:p>5.4921875</text:p>
          </table:table-cell>
          <table:table-cell table:style-name="ce4" office:value-type="float" office:value="25.828125" calcext:value-type="float">
            <text:p>25.828125</text:p>
          </table:table-cell>
          <table:table-cell table:style-name="ce4" office:value-type="float" office:value="11.8125" calcext:value-type="float">
            <text:p>11.8125</text:p>
          </table:table-cell>
          <table:table-cell table:style-name="ce4" office:value-type="float" office:value="13.4609375" calcext:value-type="float">
            <text:p>13.460937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9x6</text:p>
          </table:table-cell>
          <table:table-cell table:style-name="ce4" office:value-type="float" office:value="22.296875" calcext:value-type="float">
            <text:p>22.296875</text:p>
          </table:table-cell>
          <table:table-cell table:style-name="ce4" office:value-type="float" office:value="1.28125" calcext:value-type="float">
            <text:p>1.28125</text:p>
          </table:table-cell>
          <table:table-cell table:style-name="ce4" office:value-type="float" office:value="8.4609375" calcext:value-type="float">
            <text:p>8.4609375</text:p>
          </table:table-cell>
          <table:table-cell table:style-name="ce4" office:value-type="float" office:value="13.328125" calcext:value-type="float">
            <text:p>13.328125</text:p>
          </table:table-cell>
          <table:table-cell table:style-name="ce4" office:value-type="float" office:value="5.125" calcext:value-type="float">
            <text:p>5.125</text:p>
          </table:table-cell>
          <table:table-cell table:style-name="ce4" office:value-type="float" office:value="0.25634765625" calcext:value-type="float">
            <text:p>0.2563476563</text:p>
          </table:table-cell>
          <table:table-cell table:style-name="ce4" office:value-type="float" office:value="2.5625" calcext:value-type="float">
            <text:p>2.5625</text:p>
          </table:table-cell>
          <table:table-cell table:style-name="ce4" office:value-type="float" office:value="20.5" calcext:value-type="float">
            <text:p>20.5</text:p>
          </table:table-cell>
          <table:table-cell table:style-name="ce4" office:value-type="float" office:value="18.96875" calcext:value-type="float">
            <text:p>18.96875</text:p>
          </table:table-cell>
          <table:table-cell table:style-name="ce4" office:value-type="float" office:value="7.1796875" calcext:value-type="float">
            <text:p>7.179687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1x7</text:p>
          </table:table-cell>
          <table:table-cell table:style-name="ce4" office:value-type="float" office:value="13.84375" calcext:value-type="float">
            <text:p>13.84375</text:p>
          </table:table-cell>
          <table:table-cell table:style-name="ce4" office:value-type="float" office:value="1.5380859375" calcext:value-type="float">
            <text:p>1.5380859375</text:p>
          </table:table-cell>
          <table:table-cell table:style-name="ce4" office:value-type="float" office:value="2.8203125" calcext:value-type="float">
            <text:p>2.8203125</text:p>
          </table:table-cell>
          <table:table-cell table:style-name="ce4" office:value-type="float" office:value="21.53125" calcext:value-type="float">
            <text:p>21.531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33203125" calcext:value-type="float">
            <text:p>3.33203125</text:p>
          </table:table-cell>
          <table:table-cell table:style-name="ce4" office:value-type="float" office:value="1.28125" calcext:value-type="float">
            <text:p>1.28125</text:p>
          </table:table-cell>
          <table:table-cell table:style-name="ce4" office:value-type="float" office:value="22.5625" calcext:value-type="float">
            <text:p>22.5625</text:p>
          </table:table-cell>
          <table:table-cell table:style-name="ce4" office:value-type="float" office:value="22.8125" calcext:value-type="float">
            <text:p>22.8125</text:p>
          </table:table-cell>
          <table:table-cell table:style-name="ce4" office:value-type="float" office:value="10.25" calcext:value-type="float">
            <text:p>10.25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Digit 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3x2</text:p>
          </table:table-cell>
          <table:table-cell table:style-name="ce4" office:value-type="float" office:value="10.1640625" calcext:value-type="float">
            <text:p>10.1640625</text:p>
          </table:table-cell>
          <table:table-cell table:style-name="ce4" office:value-type="float" office:value="12.9140625" calcext:value-type="float">
            <text:p>12.9140625</text:p>
          </table:table-cell>
          <table:table-cell table:style-name="ce4" office:value-type="float" office:value="0.274658203125" calcext:value-type="float">
            <text:p>0.274658203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6484375" calcext:value-type="float">
            <text:p>1.6484375</text:p>
          </table:table-cell>
          <table:table-cell table:style-name="ce4" office:value-type="float" office:value="15.6640625" calcext:value-type="float">
            <text:p>15.6640625</text:p>
          </table:table-cell>
          <table:table-cell table:style-name="ce4" office:value-type="float" office:value="26.09375" calcext:value-type="float">
            <text:p>26.0937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2.6875" calcext:value-type="float">
            <text:p>32.6875</text:p>
          </table:table-cell>
          <table:table-cell table:style-name="ce4" office:value-type="float" office:value="0.54931640625" calcext:value-type="float">
            <text:p>0.5493164063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4x3</text:p>
          </table:table-cell>
          <table:table-cell table:style-name="ce4" office:value-type="float" office:value="13.4609375" calcext:value-type="float">
            <text:p>13.4609375</text:p>
          </table:table-cell>
          <table:table-cell table:style-name="ce4" office:value-type="float" office:value="1.0986328125" calcext:value-type="float">
            <text:p>1.0986328125</text:p>
          </table:table-cell>
          <table:table-cell table:style-name="ce4" office:value-type="float" office:value="0.82421875" calcext:value-type="float">
            <text:p>0.82421875</text:p>
          </table:table-cell>
          <table:table-cell table:style-name="ce4" office:value-type="float" office:value="2.47265625" calcext:value-type="float">
            <text:p>2.47265625</text:p>
          </table:table-cell>
          <table:table-cell table:number-columns-repeated="2" table:style-name="ce4" office:value-type="float" office:value="8.515625" calcext:value-type="float">
            <text:p>8.515625</text:p>
          </table:table-cell>
          <table:table-cell table:style-name="ce4" office:value-type="float" office:value="13.4609375" calcext:value-type="float">
            <text:p>13.4609375</text:p>
          </table:table-cell>
          <table:table-cell table:style-name="ce4" office:value-type="float" office:value="2.47265625" calcext:value-type="float">
            <text:p>2.47265625</text:p>
          </table:table-cell>
          <table:table-cell table:style-name="ce4" office:value-type="float" office:value="40.375" calcext:value-type="float">
            <text:p>40.375</text:p>
          </table:table-cell>
          <table:table-cell table:style-name="ce4" office:value-type="float" office:value="8.7890625" calcext:value-type="float">
            <text:p>8.789062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4</text:p>
          </table:table-cell>
          <table:table-cell table:style-name="ce4" office:value-type="float" office:value="29.953125" calcext:value-type="float">
            <text:p>29.953125</text:p>
          </table:table-cell>
          <table:table-cell table:style-name="ce4" office:value-type="float" office:value="3.296875" calcext:value-type="float">
            <text:p>3.296875</text:p>
          </table:table-cell>
          <table:table-cell table:style-name="ce4" office:value-type="float" office:value="0.54931640625" calcext:value-type="float">
            <text:p>0.5493164063</text:p>
          </table:table-cell>
          <table:table-cell table:style-name="ce4" office:value-type="float" office:value="0.274658203125" calcext:value-type="float">
            <text:p>0.2746582031</text:p>
          </table:table-cell>
          <table:table-cell table:style-name="ce4" office:value-type="float" office:value="9.3359375" calcext:value-type="float">
            <text:p>9.3359375</text:p>
          </table:table-cell>
          <table:table-cell table:style-name="ce4" office:value-type="float" office:value="4.66796875" calcext:value-type="float">
            <text:p>4.66796875</text:p>
          </table:table-cell>
          <table:table-cell table:style-name="ce4" office:value-type="float" office:value="14.015625" calcext:value-type="float">
            <text:p>14.015625</text:p>
          </table:table-cell>
          <table:table-cell table:style-name="ce4" office:value-type="float" office:value="0.82421875" calcext:value-type="float">
            <text:p>0.82421875</text:p>
          </table:table-cell>
          <table:table-cell table:style-name="ce4" office:value-type="float" office:value="31.859375" calcext:value-type="float">
            <text:p>31.859375</text:p>
          </table:table-cell>
          <table:table-cell table:style-name="ce4" office:value-type="float" office:value="5.21875" calcext:value-type="float">
            <text:p>5.2187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5</text:p>
          </table:table-cell>
          <table:table-cell table:style-name="ce4" office:value-type="float" office:value="5.8671875" calcext:value-type="float">
            <text:p>5.8671875</text:p>
          </table:table-cell>
          <table:table-cell table:style-name="ce4" office:value-type="float" office:value="2.806640625" calcext:value-type="float">
            <text:p>2.806640625</text:p>
          </table:table-cell>
          <table:table-cell table:style-name="ce4" office:value-type="float" office:value="0.51025390625" calcext:value-type="float">
            <text:p>0.5102539063</text:p>
          </table:table-cell>
          <table:table-cell table:style-name="ce4" office:value-type="float" office:value="2.296875" calcext:value-type="float">
            <text:p>2.296875</text:p>
          </table:table-cell>
          <table:table-cell table:number-columns-repeated="2" table:style-name="ce4" office:value-type="float" office:value="3.060546875" calcext:value-type="float">
            <text:p>3.060546875</text:p>
          </table:table-cell>
          <table:table-cell table:style-name="ce4" office:value-type="float" office:value="17.609375" calcext:value-type="float">
            <text:p>17.609375</text:p>
          </table:table-cell>
          <table:table-cell table:style-name="ce4" office:value-type="float" office:value="0.76513671875" calcext:value-type="float">
            <text:p>0.7651367188</text:p>
          </table:table-cell>
          <table:table-cell table:style-name="ce4" office:value-type="float" office:value="52.53125" calcext:value-type="float">
            <text:p>52.53125</text:p>
          </table:table-cell>
          <table:table-cell table:style-name="ce4" office:value-type="float" office:value="11.484375" calcext:value-type="float">
            <text:p>11.48437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9x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.427734375" calcext:value-type="float">
            <text:p>1.427734375</text:p>
          </table:table-cell>
          <table:table-cell table:style-name="ce4" office:value-type="float" office:value="0.47607421875" calcext:value-type="float">
            <text:p>0.4760742188</text:p>
          </table:table-cell>
          <table:table-cell table:style-name="ce4" office:value-type="float" office:value="7.140625" calcext:value-type="float">
            <text:p>7.140625</text:p>
          </table:table-cell>
          <table:table-cell table:style-name="ce4" office:value-type="float" office:value="0.7138671875" calcext:value-type="float">
            <text:p>0.7138671875</text:p>
          </table:table-cell>
          <table:table-cell table:style-name="ce4" office:value-type="float" office:value="9.5234375" calcext:value-type="float">
            <text:p>9.523437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.09375" calcext:value-type="float">
            <text:p>3.09375</text:p>
          </table:table-cell>
          <table:table-cell table:style-name="ce4" office:value-type="float" office:value="41.4375" calcext:value-type="float">
            <text:p>41.4375</text:p>
          </table:table-cell>
          <table:table-cell table:style-name="ce4" office:value-type="float" office:value="6.1875" calcext:value-type="float">
            <text:p>6.187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1x7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.142578125" calcext:value-type="float">
            <text:p>2.1425781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.28515625" calcext:value-type="float">
            <text:p>4.28515625</text:p>
          </table:table-cell>
          <table:table-cell table:style-name="ce4" office:value-type="float" office:value="0.238037109375" calcext:value-type="float">
            <text:p>0.2380371094</text:p>
          </table:table-cell>
          <table:table-cell table:style-name="ce4" office:value-type="float" office:value="3.33203125" calcext:value-type="float">
            <text:p>3.33203125</text:p>
          </table:table-cell>
          <table:table-cell table:style-name="ce4" office:value-type="float" office:value="13.1015625" calcext:value-type="float">
            <text:p>13.1015625</text:p>
          </table:table-cell>
          <table:table-cell table:style-name="ce4" office:value-type="float" office:value="0.9521484375" calcext:value-type="float">
            <text:p>0.9521484375</text:p>
          </table:table-cell>
          <table:table-cell table:style-name="ce4" office:value-type="float" office:value="49.75" calcext:value-type="float">
            <text:p>49.75</text:p>
          </table:table-cell>
          <table:table-cell table:style-name="ce4" office:value-type="float" office:value="6.1875" calcext:value-type="float">
            <text:p>6.1875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Digit 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3x2</text:p>
          </table:table-cell>
          <table:table-cell table:style-name="ce4" office:value-type="float" office:value="6.8671875" calcext:value-type="float">
            <text:p>6.8671875</text:p>
          </table:table-cell>
          <table:table-cell table:style-name="ce4" office:value-type="float" office:value="10.7109375" calcext:value-type="float">
            <text:p>10.710937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54931640625" calcext:value-type="float">
            <text:p>0.5493164063</text:p>
          </table:table-cell>
          <table:table-cell table:style-name="ce4" office:value-type="float" office:value="1.6484375" calcext:value-type="float">
            <text:p>1.6484375</text:p>
          </table:table-cell>
          <table:table-cell table:style-name="ce4" office:value-type="float" office:value="18.953125" calcext:value-type="float">
            <text:p>18.953125</text:p>
          </table:table-cell>
          <table:table-cell table:style-name="ce4" office:value-type="float" office:value="15.109375" calcext:value-type="float">
            <text:p>15.10937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0.125" calcext:value-type="float">
            <text:p>40.125</text:p>
          </table:table-cell>
          <table:table-cell table:style-name="ce4" office:value-type="float" office:value="6.04296875" calcext:value-type="float">
            <text:p>6.0429687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4x3</text:p>
          </table:table-cell>
          <table:table-cell table:style-name="ce4" office:value-type="float" office:value="11.2578125" calcext:value-type="float">
            <text:p>11.2578125</text:p>
          </table:table-cell>
          <table:table-cell table:style-name="ce4" office:value-type="float" office:value="7.4140625" calcext:value-type="float">
            <text:p>7.4140625</text:p>
          </table:table-cell>
          <table:table-cell table:style-name="ce4" office:value-type="float" office:value="0.54931640625" calcext:value-type="float">
            <text:p>0.5493164063</text:p>
          </table:table-cell>
          <table:table-cell table:style-name="ce4" office:value-type="float" office:value="0.82421875" calcext:value-type="float">
            <text:p>0.82421875</text:p>
          </table:table-cell>
          <table:table-cell table:style-name="ce4" office:value-type="float" office:value="4.12109375" calcext:value-type="float">
            <text:p>4.12109375</text:p>
          </table:table-cell>
          <table:table-cell table:style-name="ce4" office:value-type="float" office:value="5.21875" calcext:value-type="float">
            <text:p>5.21875</text:p>
          </table:table-cell>
          <table:table-cell table:style-name="ce4" office:value-type="float" office:value="11.5390625" calcext:value-type="float">
            <text:p>11.5390625</text:p>
          </table:table-cell>
          <table:table-cell table:style-name="ce4" office:value-type="float" office:value="2.47265625" calcext:value-type="float">
            <text:p>2.4726562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0.609375" calcext:value-type="float">
            <text:p>20.60937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6x4</text:p>
          </table:table-cell>
          <table:table-cell table:style-name="ce4" office:value-type="float" office:value="31.328125" calcext:value-type="float">
            <text:p>31.328125</text:p>
          </table:table-cell>
          <table:table-cell table:style-name="ce4" office:value-type="float" office:value="6.31640625" calcext:value-type="float">
            <text:p>6.31640625</text:p>
          </table:table-cell>
          <table:table-cell table:number-columns-repeated="2" table:style-name="ce4" office:value-type="float" office:value="1.9228515625" calcext:value-type="float">
            <text:p>1.9228515625</text:p>
          </table:table-cell>
          <table:table-cell table:style-name="ce4" office:value-type="float" office:value="9.609375" calcext:value-type="float">
            <text:p>9.609375</text:p>
          </table:table-cell>
          <table:table-cell table:style-name="ce4" office:value-type="float" office:value="1.373046875" calcext:value-type="float">
            <text:p>1.373046875</text:p>
          </table:table-cell>
          <table:table-cell table:style-name="ce4" office:value-type="float" office:value="15.6640625" calcext:value-type="float">
            <text:p>15.6640625</text:p>
          </table:table-cell>
          <table:table-cell table:style-name="ce4" office:value-type="float" office:value="1.373046875" calcext:value-type="float">
            <text:p>1.373046875</text:p>
          </table:table-cell>
          <table:table-cell table:style-name="ce4" office:value-type="float" office:value="10.4375" calcext:value-type="float">
            <text:p>10.4375</text:p>
          </table:table-cell>
          <table:table-cell table:style-name="ce4" office:value-type="float" office:value="20.0625" calcext:value-type="float">
            <text:p>20.062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8x5</text:p>
          </table:table-cell>
          <table:table-cell table:style-name="ce4" office:value-type="float" office:value="16.828125" calcext:value-type="float">
            <text:p>16.828125</text:p>
          </table:table-cell>
          <table:table-cell table:style-name="ce4" office:value-type="float" office:value="4.3359375" calcext:value-type="float">
            <text:p>4.335937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.671875" calcext:value-type="float">
            <text:p>8.671875</text:p>
          </table:table-cell>
          <table:table-cell table:style-name="ce4" office:value-type="float" office:value="1.78515625" calcext:value-type="float">
            <text:p>1.78515625</text:p>
          </table:table-cell>
          <table:table-cell table:style-name="ce4" office:value-type="float" office:value="5.8671875" calcext:value-type="float">
            <text:p>5.8671875</text:p>
          </table:table-cell>
          <table:table-cell table:style-name="ce4" office:value-type="float" office:value="9.9453125" calcext:value-type="float">
            <text:p>9.94531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7.34375" calcext:value-type="float">
            <text:p>17.34375</text:p>
          </table:table-cell>
          <table:table-cell table:style-name="ce4" office:value-type="float" office:value="35.21875" calcext:value-type="float">
            <text:p>35.2187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9x6</text:p>
          </table:table-cell>
          <table:table-cell table:style-name="ce4" office:value-type="float" office:value="30.71875" calcext:value-type="float">
            <text:p>30.71875</text:p>
          </table:table-cell>
          <table:table-cell table:style-name="ce4" office:value-type="float" office:value="5.94921875" calcext:value-type="float">
            <text:p>5.9492187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.4765625" calcext:value-type="float">
            <text:p>10.4765625</text:p>
          </table:table-cell>
          <table:table-cell table:style-name="ce4" office:value-type="float" office:value="0.7138671875" calcext:value-type="float">
            <text:p>0.7138671875</text:p>
          </table:table-cell>
          <table:table-cell table:style-name="ce4" office:value-type="float" office:value="1.904296875" calcext:value-type="float">
            <text:p>1.904296875</text:p>
          </table:table-cell>
          <table:table-cell table:style-name="ce4" office:value-type="float" office:value="6.1875" calcext:value-type="float">
            <text:p>6.1875</text:p>
          </table:table-cell>
          <table:table-cell table:style-name="ce4" office:value-type="float" office:value="1.1904296875" calcext:value-type="float">
            <text:p>1.1904296875</text:p>
          </table:table-cell>
          <table:table-cell table:style-name="ce4" office:value-type="float" office:value="15.4765625" calcext:value-type="float">
            <text:p>15.4765625</text:p>
          </table:table-cell>
          <table:table-cell table:style-name="ce4" office:value-type="float" office:value="27.390625" calcext:value-type="float">
            <text:p>27.39062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11x7</text:p>
          </table:table-cell>
          <table:table-cell table:style-name="ce4" office:value-type="float" office:value="20.71875" calcext:value-type="float">
            <text:p>20.71875</text:p>
          </table:table-cell>
          <table:table-cell table:style-name="ce4" office:value-type="float" office:value="7.140625" calcext:value-type="float">
            <text:p>7.140625</text:p>
          </table:table-cell>
          <table:table-cell table:style-name="ce4" office:value-type="float" office:value="0.47607421875" calcext:value-type="float">
            <text:p>0.4760742188</text:p>
          </table:table-cell>
          <table:table-cell table:style-name="ce4" office:value-type="float" office:value="8.5703125" calcext:value-type="float">
            <text:p>8.5703125</text:p>
          </table:table-cell>
          <table:table-cell table:style-name="ce4" office:value-type="float" office:value="0.7138671875" calcext:value-type="float">
            <text:p>0.7138671875</text:p>
          </table:table-cell>
          <table:table-cell table:style-name="ce4" office:value-type="float" office:value="1.1904296875" calcext:value-type="float">
            <text:p>1.1904296875</text:p>
          </table:table-cell>
          <table:table-cell table:style-name="ce4" office:value-type="float" office:value="5.94921875" calcext:value-type="float">
            <text:p>5.94921875</text:p>
          </table:table-cell>
          <table:table-cell table:style-name="ce4" office:value-type="float" office:value="0.9521484375" calcext:value-type="float">
            <text:p>0.952148437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4.28125" calcext:value-type="float">
            <text:p>34.28125</text:p>
          </table:table-cell>
          <table:table-cell table:number-columns-repeated="1010"/>
        </table:table-row>
        <table:table-row table:style-name="ro1" table:number-rows-repeated="10481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2T12:59:29.276213412</dc:date>
    <meta:editing-duration>PT3M41S</meta:editing-duration>
    <meta:editing-cycles>1</meta:editing-cycles>
    <meta:document-statistic meta:table-count="1" meta:cell-count="3867" meta:object-count="0"/>
    <meta:generator>LibreOffice/5.1.2.2$Linux_X86_64 LibreOffice_project/10m0$Build-2</meta:generator>
  </office:meta>
</office:document-meta>
</file>